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00900000350000003502927981E.svm" manifest:media-type=""/>
  <manifest:file-entry manifest:full-path="Pictures/2000000900000350000003504E897D2D.svm" manifest:media-type=""/>
  <manifest:file-entry manifest:full-path="Pictures/200000090000035000000350375859CD.svm" manifest:media-type=""/>
  <manifest:file-entry manifest:full-path="Pictures/200000090000035000000350907978DB.svm" manifest:media-type=""/>
  <manifest:file-entry manifest:full-path="Pictures/200000090000035000000350C644CFCA.svm" manifest:media-type=""/>
  <manifest:file-entry manifest:full-path="Pictures/2000000900000350000003503AEAF1C4.svm" manifest:media-type=""/>
  <manifest:file-entry manifest:full-path="Pictures/200000090000035000000350250C6A61.svm" manifest:media-type=""/>
  <manifest:file-entry manifest:full-path="Pictures/20000009000003500000035062A99B18.svm" manifest:media-type=""/>
  <manifest:file-entry manifest:full-path="Pictures/2000000900000350000003509D0348FB.svm" manifest:media-type=""/>
  <manifest:file-entry manifest:full-path="Pictures/20000009000003500000035061F933BC.svm" manifest:media-type=""/>
  <manifest:file-entry manifest:full-path="Pictures/2000000900000350000003506456542F.svm" manifest:media-type=""/>
  <manifest:file-entry manifest:full-path="Pictures/200000090000035000000350F3D515B5.svm" manifest:media-type=""/>
  <manifest:file-entry manifest:full-path="Pictures/200000090000035000000350A02C0189.svm" manifest:media-type=""/>
  <manifest:file-entry manifest:full-path="Pictures/200000090000035000000350621A9C5B.svm" manifest:media-type=""/>
  <manifest:file-entry manifest:full-path="Pictures/20000009000003500000035013AE8F26.svm" manifest:media-type=""/>
  <manifest:file-entry manifest:full-path="Pictures/20000009000003500000035080311E94.svm" manifest:media-type=""/>
  <manifest:file-entry manifest:full-path="Pictures/200000090000035000000350488BD909.svm" manifest:media-type=""/>
  <manifest:file-entry manifest:full-path="Pictures/200000090000035000000350CA35D144.svm" manifest:media-type=""/>
  <manifest:file-entry manifest:full-path="Pictures/200000090000035000000350EEE68FAC.svm" manifest:media-type=""/>
  <manifest:file-entry manifest:full-path="Pictures/200000090000035000000350DE803F3D.svm" manifest:media-type=""/>
  <manifest:file-entry manifest:full-path="Pictures/200000090000035000000350983EAE2A.svm" manifest:media-type=""/>
  <manifest:file-entry manifest:full-path="Pictures/200000090000035000000350D44597EC.svm" manifest:media-type=""/>
  <manifest:file-entry manifest:full-path="Pictures/2000000900000350000003506F8B970E.svm" manifest:media-type=""/>
  <manifest:file-entry manifest:full-path="Pictures/200000090000035000000350A38088BB.svm" manifest:media-type=""/>
  <manifest:file-entry manifest:full-path="Pictures/200000090000035000000350D517E60F.svm" manifest:media-type=""/>
  <manifest:file-entry manifest:full-path="Pictures/200000090000069E0000069ED344F36B.svm" manifest:media-type=""/>
  <manifest:file-entry manifest:full-path="Pictures/200000090000035000000350CEF261BA.svm" manifest:media-type=""/>
  <manifest:file-entry manifest:full-path="Pictures/20000009000003500000035063601E2C.svm" manifest:media-type=""/>
  <manifest:file-entry manifest:full-path="Pictures/2000000900000350000003503FD5CAAD.svm" manifest:media-type=""/>
  <manifest:file-entry manifest:full-path="Pictures/200000090000035000000350363CBC67.svm" manifest:media-type=""/>
  <manifest:file-entry manifest:full-path="Pictures/2000000900000350000003500333FD7E.svm" manifest:media-type=""/>
  <manifest:file-entry manifest:full-path="Pictures/2000000900000350000003501739B86B.svm" manifest:media-type=""/>
  <manifest:file-entry manifest:full-path="Pictures/2000000900000350000003503B20E767.svm" manifest:media-type=""/>
  <manifest:file-entry manifest:full-path="Pictures/2000000900000350000003501F56CFEB.svm" manifest:media-type=""/>
  <manifest:file-entry manifest:full-path="Pictures/20000009000003500000035012066455.svm" manifest:media-type=""/>
  <manifest:file-entry manifest:full-path="Pictures/200000090000035000000350994D0C8B.svm" manifest:media-type=""/>
  <manifest:file-entry manifest:full-path="Pictures/200000090000035000000350EA91B23E.svm" manifest:media-type=""/>
  <manifest:file-entry manifest:full-path="Pictures/200000090000035000000350F59C517D.svm" manifest:media-type=""/>
  <manifest:file-entry manifest:full-path="Pictures/200000090000035000000350097AD534.svm" manifest:media-type=""/>
  <manifest:file-entry manifest:full-path="Pictures/2000000900000350000003508B02932A.svm" manifest:media-type=""/>
  <manifest:file-entry manifest:full-path="Pictures/200000090000035000000350FE05CED9.svm" manifest:media-type=""/>
  <manifest:file-entry manifest:full-path="Pictures/2000000900000350000003504CF138BC.svm" manifest:media-type=""/>
  <manifest:file-entry manifest:full-path="Pictures/200000090000035000000350CEDD4D9C.svm" manifest:media-type=""/>
  <manifest:file-entry manifest:full-path="Pictures/20000009000003500000035045034D23.svm" manifest:media-type=""/>
  <manifest:file-entry manifest:full-path="Pictures/2000000900000350000003500E159C20.svm" manifest:media-type=""/>
  <manifest:file-entry manifest:full-path="Pictures/200000090000035000000350F1302F99.svm" manifest:media-type=""/>
  <manifest:file-entry manifest:full-path="Pictures/200000090000035000000350FEF833F8.svm" manifest:media-type=""/>
  <manifest:file-entry manifest:full-path="Pictures/2000000900000350000003505F02AA3F.svm" manifest:media-type=""/>
  <manifest:file-entry manifest:full-path="Pictures/200000090000035000000350CA44D922.svm" manifest:media-type=""/>
  <manifest:file-entry manifest:full-path="Pictures/2000000900000350000003505C877756.svm" manifest:media-type=""/>
  <manifest:file-entry manifest:full-path="Pictures/20000009000003500000033578AFF59D.svm" manifest:media-type=""/>
  <manifest:file-entry manifest:full-path="Pictures/2000000900000350000003504220953B.svm" manifest:media-type=""/>
  <manifest:file-entry manifest:full-path="Pictures/200000090000035000000350D70F8E12.svm" manifest:media-type=""/>
  <manifest:file-entry manifest:full-path="Pictures/20000009000003500000035063760480.svm" manifest:media-type=""/>
  <manifest:file-entry manifest:full-path="Pictures/200000090000035000000350CF07A870.svm" manifest:media-type=""/>
  <manifest:file-entry manifest:full-path="Pictures/200000090000035000000350368992D1.svm" manifest:media-type=""/>
  <manifest:file-entry manifest:full-path="Pictures/20000009000003500000035074248855.svm" manifest:media-type=""/>
  <manifest:file-entry manifest:full-path="Pictures/200000090000035000000350D057A390.svm" manifest:media-type=""/>
  <manifest:file-entry manifest:full-path="Pictures/2000000900000350000003506EA08EE0.svm" manifest:media-type=""/>
  <manifest:file-entry manifest:full-path="Pictures/200000090000035000000350B86BE24F.svm" manifest:media-type=""/>
  <manifest:file-entry manifest:full-path="Pictures/200000090000035000000350572DD7FE.svm" manifest:media-type=""/>
  <manifest:file-entry manifest:full-path="Pictures/20000009000003500000035010BFDD59.svm" manifest:media-type=""/>
  <manifest:file-entry manifest:full-path="Pictures/200000090000035000000350DACE7B4D.svm" manifest:media-type=""/>
  <manifest:file-entry manifest:full-path="Pictures/200000090000035000000350022F652D.svm" manifest:media-type=""/>
  <manifest:file-entry manifest:full-path="Pictures/200000090000035000000350ABAB6DA1.svm" manifest:media-type=""/>
  <manifest:file-entry manifest:full-path="Pictures/2000000900000350000003502F8F3659.svm" manifest:media-type=""/>
  <manifest:file-entry manifest:full-path="Pictures/20000009000003500000035019C44806.svm" manifest:media-type=""/>
  <manifest:file-entry manifest:full-path="Pictures/2000000900000350000003505CA5E815.svm" manifest:media-type=""/>
  <manifest:file-entry manifest:full-path="Pictures/20000009000003500000035027984321.svm" manifest:media-type=""/>
  <manifest:file-entry manifest:full-path="Pictures/2000000900000350000003509B580446.svm" manifest:media-type=""/>
  <manifest:file-entry manifest:full-path="Pictures/20000009000003500000035028A303D2.svm" manifest:media-type=""/>
  <manifest:file-entry manifest:full-path="Pictures/20000009000003500000035090E004C3.svm" manifest:media-type=""/>
  <manifest:file-entry manifest:full-path="Pictures/20000009000003500000035064B56A07.svm" manifest:media-type=""/>
  <manifest:file-entry manifest:full-path="Pictures/200000090000035000000350302E6980.svm" manifest:media-type=""/>
  <manifest:file-entry manifest:full-path="Pictures/200000090000035000000350205B6320.svm" manifest:media-type=""/>
  <manifest:file-entry manifest:full-path="Pictures/2000000900000350000003503A4055C3.svm" manifest:media-type=""/>
  <manifest:file-entry manifest:full-path="Pictures/200000090000035000000350DC03B131.svm" manifest:media-type=""/>
  <manifest:file-entry manifest:full-path="Pictures/200000090000035000000350F6AC2CF8.svm" manifest:media-type=""/>
  <manifest:file-entry manifest:full-path="Pictures/20000009000003500000035036149C9E.svm" manifest:media-type=""/>
  <manifest:file-entry manifest:full-path="Pictures/2000000900000350000003509E37B47B.svm" manifest:media-type=""/>
  <manifest:file-entry manifest:full-path="Pictures/2000000900000350000003500D0A6986.svm" manifest:media-type=""/>
  <manifest:file-entry manifest:full-path="Pictures/200000090000035000000350E3130239.svm" manifest:media-type=""/>
  <manifest:file-entry manifest:full-path="Pictures/2000000900000350000003507A3E9E44.svm" manifest:media-type=""/>
  <manifest:file-entry manifest:full-path="Pictures/2000000900000350000003508BFD8222.svm" manifest:media-type=""/>
  <manifest:file-entry manifest:full-path="Pictures/200000090000035000000350FB0FF094.svm" manifest:media-type=""/>
  <manifest:file-entry manifest:full-path="Pictures/20000009000003500000035020C8D621.svm" manifest:media-type=""/>
  <manifest:file-entry manifest:full-path="Pictures/20000009000003500000035071A6B5F1.svm" manifest:media-type=""/>
  <manifest:file-entry manifest:full-path="Pictures/200000090000035000000350AB245ADA.svm" manifest:media-type=""/>
  <manifest:file-entry manifest:full-path="Pictures/200000090000035000000350AF434307.svm" manifest:media-type=""/>
  <manifest:file-entry manifest:full-path="Pictures/200000090000035000000350D98D0842.svm" manifest:media-type=""/>
  <manifest:file-entry manifest:full-path="Pictures/2000000900000350000003505C072E92.svm" manifest:media-type=""/>
  <manifest:file-entry manifest:full-path="Pictures/200000090000035000000350BD284B71.svm" manifest:media-type=""/>
  <manifest:file-entry manifest:full-path="Pictures/2000000900000350000003500399D79E.svm" manifest:media-type=""/>
  <manifest:file-entry manifest:full-path="Pictures/200000090000035000000350B24AE78C.svm" manifest:media-type=""/>
  <manifest:file-entry manifest:full-path="Pictures/20000009000003500000035021C32616.svm" manifest:media-type=""/>
  <manifest:file-entry manifest:full-path="Pictures/200000090000035000000350F0E037E1.svm" manifest:media-type=""/>
  <manifest:file-entry manifest:full-path="Pictures/200000090000035000000350A60A2096.svm" manifest:media-type=""/>
  <manifest:file-entry manifest:full-path="Pictures/2000000900000350000003501DAA1973.svm" manifest:media-type=""/>
  <manifest:file-entry manifest:full-path="Pictures/20000009000003500000035005C201DD.svm" manifest:media-type=""/>
  <manifest:file-entry manifest:full-path="Pictures/2000000900000350000003504F0A39BC.svm" manifest:media-type=""/>
  <manifest:file-entry manifest:full-path="Pictures/2000000900000350000003507145B9F3.svm" manifest:media-type=""/>
  <manifest:file-entry manifest:full-path="Pictures/20000009000003500000035088DF4EB5.svm" manifest:media-type=""/>
  <manifest:file-entry manifest:full-path="Pictures/200000090000035000000350E669C426.svm" manifest:media-type=""/>
  <manifest:file-entry manifest:full-path="Pictures/20000009000003500000035074916B70.svm" manifest:media-type=""/>
  <manifest:file-entry manifest:full-path="Pictures/2000000900000350000003508A0EE43D.svm" manifest:media-type=""/>
  <manifest:file-entry manifest:full-path="Pictures/200000090000035000000350B5E13C1B.svm" manifest:media-type=""/>
  <manifest:file-entry manifest:full-path="Pictures/20000009000003500000035061359B5F.svm" manifest:media-type=""/>
  <manifest:file-entry manifest:full-path="Pictures/20000009000003500000035006847226.svm" manifest:media-type=""/>
  <manifest:file-entry manifest:full-path="Pictures/200000090000035000000350FBEEDAE7.svm" manifest:media-type=""/>
  <manifest:file-entry manifest:full-path="Pictures/200000090000035000000350F9966708.svm" manifest:media-type=""/>
  <manifest:file-entry manifest:full-path="Pictures/20000009000003500000035069B3A8D8.svm" manifest:media-type=""/>
  <manifest:file-entry manifest:full-path="Pictures/200000090000035000000350E390CAAD.svm" manifest:media-type=""/>
  <manifest:file-entry manifest:full-path="Pictures/2000000900000350000003506231FAE8.svm" manifest:media-type=""/>
  <manifest:file-entry manifest:full-path="Pictures/2000000900000350000003509AED0B23.svm" manifest:media-type=""/>
  <manifest:file-entry manifest:full-path="Pictures/2000000900000350000003508EBA6229.svm" manifest:media-type=""/>
  <manifest:file-entry manifest:full-path="Pictures/2000000900000350000003504D869C9B.svm" manifest:media-type=""/>
  <manifest:file-entry manifest:full-path="Pictures/200000090000035000000350349AA454.svm" manifest:media-type=""/>
  <manifest:file-entry manifest:full-path="Pictures/200000090000035000000350EE372533.svm" manifest:media-type=""/>
  <manifest:file-entry manifest:full-path="Pictures/2000000900000350000003506FD79E8F.svm" manifest:media-type=""/>
  <manifest:file-entry manifest:full-path="Pictures/2000000900000350000003501C11565E.svm" manifest:media-type=""/>
  <manifest:file-entry manifest:full-path="Pictures/200000090000035000000350746CA54D.svm" manifest:media-type=""/>
  <manifest:file-entry manifest:full-path="Pictures/200000090000035000000350A2A2DF6F.svm" manifest:media-type=""/>
  <manifest:file-entry manifest:full-path="Pictures/200000090000035000000350BF8A2E3E.svm" manifest:media-type=""/>
  <manifest:file-entry manifest:full-path="Pictures/200000090000035000000350CA668243.svm" manifest:media-type=""/>
  <manifest:file-entry manifest:full-path="Pictures/20000009000003500000035035B94D72.svm" manifest:media-type=""/>
  <manifest:file-entry manifest:full-path="Pictures/2000000900000350000003502B3CDB97.svm" manifest:media-type=""/>
  <manifest:file-entry manifest:full-path="Pictures/200000090000035000000350AAF64381.svm" manifest:media-type=""/>
  <manifest:file-entry manifest:full-path="Pictures/2000000900000350000003508D4D7112.svm" manifest:media-type=""/>
  <manifest:file-entry manifest:full-path="Pictures/200000090000035000000350F4EA0E7D.svm" manifest:media-type=""/>
  <manifest:file-entry manifest:full-path="Pictures/200000090000035000000350804A9CFD.svm" manifest:media-type=""/>
  <manifest:file-entry manifest:full-path="Pictures/200000090000035000000350606D767B.svm" manifest:media-type=""/>
  <manifest:file-entry manifest:full-path="Pictures/200000090000035000000350541FC54E.svm" manifest:media-type=""/>
  <manifest:file-entry manifest:full-path="Pictures/2000000900000350000003507F1C34CB.svm" manifest:media-type=""/>
  <manifest:file-entry manifest:full-path="Pictures/200000090000035000000350F97135EB.svm" manifest:media-type=""/>
  <manifest:file-entry manifest:full-path="Pictures/2000000900000350000003505584953A.svm" manifest:media-type=""/>
  <manifest:file-entry manifest:full-path="Pictures/200000090000035000000350A59D61C8.svm" manifest:media-type=""/>
  <manifest:file-entry manifest:full-path="Pictures/200000090000035000000350E2664DA0.svm" manifest:media-type=""/>
  <manifest:file-entry manifest:full-path="Pictures/2000000900000350000003501D1197F5.svm" manifest:media-type=""/>
  <manifest:file-entry manifest:full-path="Pictures/200000090000035000000350C5493DC6.svm" manifest:media-type=""/>
  <manifest:file-entry manifest:full-path="Pictures/20000009000003500000035076D53F6F.svm" manifest:media-type=""/>
  <manifest:file-entry manifest:full-path="Pictures/20000009000009ED000009ED1FBDA7CD.svm" manifest:media-type=""/>
  <manifest:file-entry manifest:full-path="Pictures/200000090000035000000350784E15B9.svm" manifest:media-type=""/>
  <manifest:file-entry manifest:full-path="Pictures/200000090000035000000350555007B9.svm" manifest:media-type=""/>
  <manifest:file-entry manifest:full-path="Pictures/200000090000035000000350251642D5.svm" manifest:media-type=""/>
  <manifest:file-entry manifest:full-path="Pictures/2000000900000350000003501108B370.svm" manifest:media-type=""/>
  <manifest:file-entry manifest:full-path="Pictures/200000090000035000000350F0FDCB66.svm" manifest:media-type=""/>
  <manifest:file-entry manifest:full-path="Pictures/200000090000035000000350BE10BF3E.svm" manifest:media-type=""/>
  <manifest:file-entry manifest:full-path="Pictures/200000090000035000000350EC125DE5.svm" manifest:media-type=""/>
  <manifest:file-entry manifest:full-path="Pictures/2000000900000350000003506DC65700.svm" manifest:media-type=""/>
  <manifest:file-entry manifest:full-path="Pictures/2000000900000350000003504B4837D9.svm" manifest:media-type=""/>
  <manifest:file-entry manifest:full-path="Pictures/200000090000035000000350A76F1847.svm" manifest:media-type=""/>
  <manifest:file-entry manifest:full-path="Pictures/200000090000035000000350ACE8F6EE.svm" manifest:media-type=""/>
  <manifest:file-entry manifest:full-path="Pictures/20000009000003500000035068DAAEC4.svm" manifest:media-type=""/>
  <manifest:file-entry manifest:full-path="Pictures/20000009000003500000035040E8C37C.svm" manifest:media-type=""/>
  <manifest:file-entry manifest:full-path="Pictures/2000000900000350000003509CDAFC40.svm" manifest:media-type=""/>
  <manifest:file-entry manifest:full-path="Pictures/200000090000035000000350AB129E9F.svm" manifest:media-type=""/>
  <manifest:file-entry manifest:full-path="Pictures/20000009000003500000035040A21878.svm" manifest:media-type=""/>
  <manifest:file-entry manifest:full-path="Pictures/2000000900000350000003502E5D495E.svm" manifest:media-type=""/>
  <manifest:file-entry manifest:full-path="Pictures/200000090000035000000350EEBB0CED.svm" manifest:media-type=""/>
  <manifest:file-entry manifest:full-path="Pictures/2000000900000350000003500C367E37.svm" manifest:media-type=""/>
  <manifest:file-entry manifest:full-path="Pictures/2000000900000350000003507D5CA229.svm" manifest:media-type=""/>
  <manifest:file-entry manifest:full-path="Pictures/20000009000003500000035080891280.svm" manifest:media-type=""/>
  <manifest:file-entry manifest:full-path="Pictures/2000000900000350000003505C62B290.svm" manifest:media-type=""/>
  <manifest:file-entry manifest:full-path="Pictures/200000090000035000000350808D9EDA.svm" manifest:media-type=""/>
  <manifest:file-entry manifest:full-path="Pictures/20000009000003500000035091BD4A77.svm" manifest:media-type=""/>
  <manifest:file-entry manifest:full-path="Pictures/2000000900000350000003506251C70E.svm" manifest:media-type=""/>
  <manifest:file-entry manifest:full-path="Pictures/200000090000035000000350D22FAB6F.svm" manifest:media-type=""/>
  <manifest:file-entry manifest:full-path="Pictures/2000000900000350000003502B4B2DC1.svm" manifest:media-type=""/>
  <manifest:file-entry manifest:full-path="Pictures/200000090000035000000350308CD204.svm" manifest:media-type=""/>
  <manifest:file-entry manifest:full-path="Pictures/200000090000035000000350E16E6338.svm" manifest:media-type=""/>
  <manifest:file-entry manifest:full-path="Pictures/2000000900000350000003507AB5346C.svm" manifest:media-type=""/>
  <manifest:file-entry manifest:full-path="Pictures/20000009000003500000035070EBF08B.svm" manifest:media-type=""/>
  <manifest:file-entry manifest:full-path="Pictures/200000090000035000000350ACFBCF76.svm" manifest:media-type=""/>
  <manifest:file-entry manifest:full-path="Pictures/2000000900000350000003506304F301.svm" manifest:media-type=""/>
  <manifest:file-entry manifest:full-path="Pictures/200000090000035000000350F6ABE974.svm" manifest:media-type=""/>
  <manifest:file-entry manifest:full-path="Pictures/200000090000035000000350AD987F7B.svm" manifest:media-type=""/>
  <manifest:file-entry manifest:full-path="Pictures/20000009000003500000035084C0A49F.svm" manifest:media-type=""/>
  <manifest:file-entry manifest:full-path="Pictures/2000000900000350000003500121F811.svm" manifest:media-type=""/>
  <manifest:file-entry manifest:full-path="Pictures/200000090000035000000350B69F6D77.svm" manifest:media-type=""/>
  <manifest:file-entry manifest:full-path="Pictures/2000000900000350000003507ADD0639.svm" manifest:media-type=""/>
  <manifest:file-entry manifest:full-path="Pictures/20000009000003500000035017E6413A.svm" manifest:media-type=""/>
  <manifest:file-entry manifest:full-path="Pictures/200000090000035000000350A660100A.svm" manifest:media-type=""/>
  <manifest:file-entry manifest:full-path="Pictures/20000009000003500000035001BA85F2.svm" manifest:media-type=""/>
  <manifest:file-entry manifest:full-path="Pictures/2000000900000350000003501E2F5B47.svm" manifest:media-type=""/>
  <manifest:file-entry manifest:full-path="Pictures/2000000900000350000003504974AD27.svm" manifest:media-type=""/>
  <manifest:file-entry manifest:full-path="Pictures/200000090000035000000350952A7FC1.svm" manifest:media-type=""/>
  <manifest:file-entry manifest:full-path="Pictures/200000090000035000000350D92E8F8C.svm" manifest:media-type=""/>
  <manifest:file-entry manifest:full-path="Pictures/200000090000035000000350697ADBC9.svm" manifest:media-type=""/>
  <manifest:file-entry manifest:full-path="Pictures/200000090000035000000350CCCF4901.svm" manifest:media-type=""/>
  <manifest:file-entry manifest:full-path="Pictures/200000090000035000000350EBD3C2AD.svm" manifest:media-type=""/>
  <manifest:file-entry manifest:full-path="Pictures/2000000900000350000003503B706FC3.svm" manifest:media-type=""/>
  <manifest:file-entry manifest:full-path="Pictures/200000090000035000000350A47AFAC2.svm" manifest:media-type=""/>
  <manifest:file-entry manifest:full-path="Pictures/200000090000035000000350C93CC6CE.svm" manifest:media-type=""/>
  <manifest:file-entry manifest:full-path="Pictures/20000009000003500000035050F31005.svm" manifest:media-type=""/>
  <manifest:file-entry manifest:full-path="Pictures/200000090000035000000350627C578B.svm" manifest:media-type=""/>
  <manifest:file-entry manifest:full-path="Pictures/20000009000003500000035098A8AD7F.svm" manifest:media-type=""/>
  <manifest:file-entry manifest:full-path="Pictures/200000090000035000000350322C01FF.svm" manifest:media-type=""/>
  <manifest:file-entry manifest:full-path="Pictures/200000090000035000000350016848D7.svm" manifest:media-type=""/>
  <manifest:file-entry manifest:full-path="Pictures/20000009000003500000035037A665BC.svm" manifest:media-type=""/>
  <manifest:file-entry manifest:full-path="Pictures/2000000900000350000003505E91A399.svm" manifest:media-type=""/>
  <manifest:file-entry manifest:full-path="Pictures/20000009000003500000035010A39F1D.svm" manifest:media-type=""/>
  <manifest:file-entry manifest:full-path="Pictures/200000090000035000000350A8277DAE.svm" manifest:media-type=""/>
  <manifest:file-entry manifest:full-path="Pictures/2000000900000350000003507FB7012E.svm" manifest:media-type=""/>
  <manifest:file-entry manifest:full-path="Pictures/2000000900000350000003502BD50A0C.svm" manifest:media-type=""/>
  <manifest:file-entry manifest:full-path="Pictures/2000000900000350000003505B514D1C.svm" manifest:media-type=""/>
  <manifest:file-entry manifest:full-path="Pictures/200000090000035000000350534B10C9.svm" manifest:media-type=""/>
  <manifest:file-entry manifest:full-path="Pictures/20000009000003500000035074DB9EAB.svm" manifest:media-type=""/>
  <manifest:file-entry manifest:full-path="Pictures/20000009000003500000035021364067.svm" manifest:media-type=""/>
  <manifest:file-entry manifest:full-path="Pictures/20000009000009ED000009ED39B65857.svm" manifest:media-type=""/>
  <manifest:file-entry manifest:full-path="Pictures/2000000900000350000003502D86E811.svm" manifest:media-type=""/>
  <manifest:file-entry manifest:full-path="Pictures/20000009000003500000035047130B70.svm" manifest:media-type=""/>
  <manifest:file-entry manifest:full-path="Pictures/200000090000035000000350F7A2BD1F.svm" manifest:media-type=""/>
  <manifest:file-entry manifest:full-path="Pictures/2000000900000350000003500AC13418.svm" manifest:media-type=""/>
  <manifest:file-entry manifest:full-path="Pictures/2000000900000350000003509D019DB1.svm" manifest:media-type=""/>
  <manifest:file-entry manifest:full-path="Pictures/200000090000035000000350A1B0198A.svm" manifest:media-type=""/>
  <manifest:file-entry manifest:full-path="Pictures/2000000900000350000003504B079A9C.svm" manifest:media-type=""/>
  <manifest:file-entry manifest:full-path="Pictures/20000009000003500000035092EF2A0E.svm" manifest:media-type=""/>
  <manifest:file-entry manifest:full-path="Pictures/200000090000035000000350908F9338.svm" manifest:media-type=""/>
  <manifest:file-entry manifest:full-path="Pictures/200000090000035000000350C060C14A.svm" manifest:media-type=""/>
  <manifest:file-entry manifest:full-path="Pictures/200000090000035000000350DBC36016.svm" manifest:media-type=""/>
  <manifest:file-entry manifest:full-path="Pictures/200000090000035000000350C00D9BE3.svm" manifest:media-type=""/>
  <manifest:file-entry manifest:full-path="Pictures/20000009000003500000035032EE0431.svm" manifest:media-type=""/>
  <manifest:file-entry manifest:full-path="Pictures/200000090000035000000350CB5235BB.svm" manifest:media-type=""/>
  <manifest:file-entry manifest:full-path="Pictures/200000090000035000000350B8FD2BDE.svm" manifest:media-type=""/>
  <manifest:file-entry manifest:full-path="Pictures/20000009000003500000035078915929.svm" manifest:media-type=""/>
  <manifest:file-entry manifest:full-path="Pictures/200000090000035000000350FCEC7D5F.svm" manifest:media-type=""/>
  <manifest:file-entry manifest:full-path="Pictures/20000009000003500000035051526E92.svm" manifest:media-type=""/>
  <manifest:file-entry manifest:full-path="Pictures/20000009000003500000035067744400.svm" manifest:media-type=""/>
  <manifest:file-entry manifest:full-path="Pictures/200000090000035000000350215F2344.svm" manifest:media-type=""/>
  <manifest:file-entry manifest:full-path="Pictures/200000090000035000000350C8587920.svm" manifest:media-type=""/>
  <manifest:file-entry manifest:full-path="Pictures/20000009000003500000035095B67F35.svm" manifest:media-type=""/>
  <manifest:file-entry manifest:full-path="Pictures/2000000900000350000003504BB9FDAC.svm" manifest:media-type=""/>
  <manifest:file-entry manifest:full-path="Pictures/2000000900000350000003500C080EF2.svm" manifest:media-type=""/>
  <manifest:file-entry manifest:full-path="Pictures/2000000900000350000003502FD592F0.svm" manifest:media-type=""/>
  <manifest:file-entry manifest:full-path="Pictures/2000000900000350000003BA3F0267EE.svm" manifest:media-type=""/>
  <manifest:file-entry manifest:full-path="Pictures/200000090000069E0000069E93B00D7A.svm" manifest:media-type=""/>
  <manifest:file-entry manifest:full-path="Pictures/2000000900000350000003502691A21D.svm" manifest:media-type=""/>
  <manifest:file-entry manifest:full-path="Pictures/20000009000003500000035047698AEC.svm" manifest:media-type=""/>
  <manifest:file-entry manifest:full-path="Pictures/200000090000035000000350E907855F.svm" manifest:media-type=""/>
  <manifest:file-entry manifest:full-path="Pictures/2000000900000350000003503C9953C8.svm" manifest:media-type=""/>
  <manifest:file-entry manifest:full-path="Pictures/20000009000003500000035047AB78F4.svm" manifest:media-type=""/>
  <manifest:file-entry manifest:full-path="Pictures/200000090000035000000350CC591AF8.svm" manifest:media-type=""/>
  <manifest:file-entry manifest:full-path="Pictures/20000009000003500000035098680CF0.svm" manifest:media-type=""/>
  <manifest:file-entry manifest:full-path="Pictures/20000009000003500000035049029541.svm" manifest:media-type=""/>
  <manifest:file-entry manifest:full-path="Pictures/2000000900000350000003501958C4BF.svm" manifest:media-type=""/>
  <manifest:file-entry manifest:full-path="Pictures/2000000900000350000003504E65FB17.svm" manifest:media-type=""/>
  <manifest:file-entry manifest:full-path="Pictures/20000009000003500000035022839810.svm" manifest:media-type=""/>
  <manifest:file-entry manifest:full-path="Pictures/200000090000035000000350423F0E85.svm" manifest:media-type=""/>
  <manifest:file-entry manifest:full-path="Pictures/2000000900000350000003504728723E.svm" manifest:media-type=""/>
  <manifest:file-entry manifest:full-path="Pictures/200000090000035000000350A39149D8.svm" manifest:media-type=""/>
  <manifest:file-entry manifest:full-path="Pictures/200000090000035000000350A246E9E6.svm" manifest:media-type=""/>
  <manifest:file-entry manifest:full-path="Pictures/2000000900000350000003502987652A.svm" manifest:media-type=""/>
  <manifest:file-entry manifest:full-path="Pictures/2000000900000350000003502BF71376.svm" manifest:media-type=""/>
  <manifest:file-entry manifest:full-path="Pictures/20000009000003500000035080FE46D6.svm" manifest:media-type=""/>
  <manifest:file-entry manifest:full-path="Pictures/200000090000035000000350A9C0BAFC.svm" manifest:media-type=""/>
  <manifest:file-entry manifest:full-path="Pictures/200000090000035000000350353D8733.svm" manifest:media-type=""/>
  <manifest:file-entry manifest:full-path="Pictures/200000090000035000000350DAF088C5.svm" manifest:media-type=""/>
  <manifest:file-entry manifest:full-path="Pictures/200000090000035000000350EF0FF414.svm" manifest:media-type=""/>
  <manifest:file-entry manifest:full-path="Pictures/2000000900000350000003508A5BC7E7.svm" manifest:media-type=""/>
  <manifest:file-entry manifest:full-path="Pictures/2000000900000350000003503859863B.svm" manifest:media-type=""/>
  <manifest:file-entry manifest:full-path="Pictures/200000090000035000000350794B100F.svm" manifest:media-type=""/>
  <manifest:file-entry manifest:full-path="Pictures/2000000900000350000003506A1AE261.svm" manifest:media-type=""/>
  <manifest:file-entry manifest:full-path="Pictures/200000090000035000000350BB77F55D.svm" manifest:media-type=""/>
  <manifest:file-entry manifest:full-path="Pictures/200000090000035000000350D43BA02C.svm" manifest:media-type=""/>
  <manifest:file-entry manifest:full-path="Pictures/2000000900000350000003504B2AE7D0.svm" manifest:media-type=""/>
  <manifest:file-entry manifest:full-path="Pictures/200000090000035000000350CDBC244A.svm" manifest:media-type=""/>
  <manifest:file-entry manifest:full-path="Pictures/20000009000003500000035042709B19.svm" manifest:media-type=""/>
  <manifest:file-entry manifest:full-path="Pictures/2000000900000350000003504741D83A.svm" manifest:media-type=""/>
  <manifest:file-entry manifest:full-path="Pictures/20000009000003500000035054197C7E.svm" manifest:media-type=""/>
  <manifest:file-entry manifest:full-path="Pictures/2000000900000350000003506DB53D7A.svm" manifest:media-type=""/>
  <manifest:file-entry manifest:full-path="Pictures/20000009000003500000035037D37069.svm" manifest:media-type=""/>
  <manifest:file-entry manifest:full-path="Pictures/200000090000035000000350A33B0CDA.svm" manifest:media-type=""/>
  <manifest:file-entry manifest:full-path="Pictures/2000000900000350000003502118C4AE.svm" manifest:media-type=""/>
  <manifest:file-entry manifest:full-path="Pictures/200000090000035000000350395D0017.svm" manifest:media-type=""/>
  <manifest:file-entry manifest:full-path="Pictures/200000090000035000000350AFE37507.svm" manifest:media-type=""/>
  <manifest:file-entry manifest:full-path="Pictures/200000090000035000000350A7323E38.svm" manifest:media-type=""/>
  <manifest:file-entry manifest:full-path="Pictures/2000000900000350000003500086C020.svm" manifest:media-type=""/>
  <manifest:file-entry manifest:full-path="Pictures/20000009000003500000035090E7D63C.svm" manifest:media-type=""/>
  <manifest:file-entry manifest:full-path="Pictures/2000000900000350000003501B6343BC.svm" manifest:media-type=""/>
  <manifest:file-entry manifest:full-path="Pictures/20000009000003500000035077CC6A60.svm" manifest:media-type=""/>
  <manifest:file-entry manifest:full-path="Pictures/2000000900000350000003500FD5B0EA.svm" manifest:media-type=""/>
  <manifest:file-entry manifest:full-path="Pictures/2000000900000350000003501D57F65A.svm" manifest:media-type=""/>
  <manifest:file-entry manifest:full-path="Pictures/200000090000035000000350D2CC0213.svm" manifest:media-type=""/>
  <manifest:file-entry manifest:full-path="Pictures/2000000900000D2100000CECE914F516.svm" manifest:media-type=""/>
  <manifest:file-entry manifest:full-path="Pictures/200000090000035000000350FE61F223.svm" manifest:media-type=""/>
  <manifest:file-entry manifest:full-path="Pictures/20000009000003500000035068883C26.svm" manifest:media-type=""/>
  <manifest:file-entry manifest:full-path="Pictures/200000090000035000000350100F1574.svm" manifest:media-type=""/>
  <manifest:file-entry manifest:full-path="Pictures/200000090000035000000350E569A223.svm" manifest:media-type=""/>
  <manifest:file-entry manifest:full-path="Pictures/200000090000035000000350CC5B2D42.svm" manifest:media-type=""/>
  <manifest:file-entry manifest:full-path="Pictures/200000090000035000000350B67060A9.svm" manifest:media-type=""/>
  <manifest:file-entry manifest:full-path="Pictures/200000090000069E0000069EA2E96B80.svm" manifest:media-type=""/>
  <manifest:file-entry manifest:full-path="Pictures/20000009000003500000035060722BF4.svm" manifest:media-type=""/>
  <manifest:file-entry manifest:full-path="Pictures/2000000900000350000003500C3F8E62.svm" manifest:media-type=""/>
  <manifest:file-entry manifest:full-path="Pictures/200000090000035000000350F1807CC5.svm" manifest:media-type=""/>
  <manifest:file-entry manifest:full-path="Pictures/20000009000003500000035099B4750E.svm" manifest:media-type=""/>
  <manifest:file-entry manifest:full-path="Pictures/200000090000035000000350663D7CFD.svm" manifest:media-type=""/>
  <manifest:file-entry manifest:full-path="Pictures/2000000900000350000003500CE9976C.svm" manifest:media-type=""/>
  <manifest:file-entry manifest:full-path="Pictures/20000009000003500000035011D6EAAC.svm" manifest:media-type=""/>
  <manifest:file-entry manifest:full-path="Pictures/20000009000003500000035090B6BA40.svm" manifest:media-type=""/>
  <manifest:file-entry manifest:full-path="Pictures/20000009000003500000035052FBFAB2.svm" manifest:media-type=""/>
  <manifest:file-entry manifest:full-path="Pictures/200000090000035000000350118E6EB9.svm" manifest:media-type=""/>
  <manifest:file-entry manifest:full-path="Pictures/2000000900000350000003509AA39BED.svm" manifest:media-type=""/>
  <manifest:file-entry manifest:full-path="Pictures/2000000900000350000003500CB623F3.svm" manifest:media-type=""/>
  <manifest:file-entry manifest:full-path="Pictures/200000090000035000000350589B1359.svm" manifest:media-type=""/>
  <manifest:file-entry manifest:full-path="Pictures/200000090000035000000350C70E1FD8.svm" manifest:media-type=""/>
  <manifest:file-entry manifest:full-path="Pictures/200000090000035000000350F879FD00.svm" manifest:media-type=""/>
  <manifest:file-entry manifest:full-path="Pictures/2000000900000350000003508D3FA4E8.svm" manifest:media-type=""/>
  <manifest:file-entry manifest:full-path="Pictures/200000090000035000000350524F72D7.svm" manifest:media-type=""/>
  <manifest:file-entry manifest:full-path="Pictures/200000090000035000000350A28BB7AC.svm" manifest:media-type=""/>
  <manifest:file-entry manifest:full-path="Pictures/2000000900000350000003500F17CAE1.svm" manifest:media-type=""/>
  <manifest:file-entry manifest:full-path="Pictures/2000000900000350000003501C922967.svm" manifest:media-type=""/>
  <manifest:file-entry manifest:full-path="Pictures/2000000900000350000003501F0342AC.svm" manifest:media-type=""/>
  <manifest:file-entry manifest:full-path="Pictures/200000090000035000000350B33BD1FE.svm" manifest:media-type=""/>
  <manifest:file-entry manifest:full-path="Pictures/20000009000003500000035085EE18AD.svm" manifest:media-type=""/>
  <manifest:file-entry manifest:full-path="Pictures/200000090000035000000350EB755A53.svm" manifest:media-type=""/>
  <manifest:file-entry manifest:full-path="Pictures/2000000900000350000003504A0AD0EB.svm" manifest:media-type=""/>
  <manifest:file-entry manifest:full-path="Pictures/2000000900000350000003502B7FD020.svm" manifest:media-type=""/>
  <manifest:file-entry manifest:full-path="Pictures/2000000900000350000003509B5F49DE.svm" manifest:media-type=""/>
  <manifest:file-entry manifest:full-path="Pictures/2000000900000350000003506C380403.svm" manifest:media-type=""/>
  <manifest:file-entry manifest:full-path="Pictures/2000000900000350000003504F7D1FD5.svm" manifest:media-type=""/>
  <manifest:file-entry manifest:full-path="Pictures/20000009000003500000035074EB1DE8.svm" manifest:media-type=""/>
  <manifest:file-entry manifest:full-path="Pictures/20000009000003500000035032DE4A87.svm" manifest:media-type=""/>
  <manifest:file-entry manifest:full-path="Pictures/200000090000035000000350C0A28C41.svm" manifest:media-type=""/>
  <manifest:file-entry manifest:full-path="Pictures/2000000900000350000003508D873842.svm" manifest:media-type=""/>
  <manifest:file-entry manifest:full-path="Pictures/200000090000035000000350A5F68DDF.svm" manifest:media-type=""/>
  <manifest:file-entry manifest:full-path="Pictures/2000000900000350000003500631752A.svm" manifest:media-type=""/>
  <manifest:file-entry manifest:full-path="Pictures/2000000900000350000003506E4F5442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26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41pt double #000000" style:border-line-width-bottom="0.042cm 0.021cm 0.021cm" fo:background-color="#99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ccffcc" style:text-align-source="fix" style:repeat-content="false" fo:border-left="0.06pt solid #000000" fo:border-right="0.45pt double #000000" style:border-line-width-right="0.005cm 0.005cm 0.005cm" fo:border-top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2.41pt double #000000" style:border-line-width-bottom="0.042cm 0.021cm 0.021cm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2.41pt double #000000" style:border-line-width-bottom="0.042cm 0.021cm 0.021cm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draw:stroke-dash="Ultrafine_20_Dashed" svg:stroke-width="0.1cm" svg:stroke-color="#000000" draw:marker-start-width="0.5cm" draw:marker-end-width="0.5cm" draw:fill="solid" draw:fill-color="#ffffff" fo:min-height="4.53cm" fo:padding-top="0.05cm" fo:padding-bottom="0.05cm" fo:padding-left="0.05cm" fo:padding-right="0.05cm"/>
    </style:style>
    <style:style style:name="gr3" style:family="graphic">
      <style:graphic-properties draw:stroke="solid" draw:stroke-dash="Ultrafine_20_Dashed" svg:stroke-width="0.1cm" svg:stroke-color="#000000" draw:marker-start-width="0.5cm" draw:marker-end-width="0.5cm" draw:fill="solid" draw:fill-color="#ffffff" fo:min-height="0.491cm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World Tiles" table:style-name="ta1" table:print="false">
        <office:forms form:automatic-focus="false" form:apply-design-mode="false"/>
        <table:shapes>
          <draw:frame draw:z-index="0" draw:name="Изображение 1" draw:style-name="gr1" draw:text-style-name="P1" svg:width="0.847cm" svg:height="0.847cm" svg:x="1.565cm" svg:y="1.21cm">
            <draw:image xlink:href="Pictures/2000000900000350000003504728723E.svm" xlink:type="simple" xlink:show="embed" xlink:actuate="onLoad">
              <text:p/>
            </draw:image>
          </draw:frame>
          <draw:frame draw:z-index="1" draw:name="Изображение 2" draw:style-name="gr1" draw:text-style-name="P1" svg:width="0.847cm" svg:height="0.847cm" svg:x="1.538cm" svg:y="2.342cm">
            <draw:image xlink:href="Pictures/200000090000035000000350016848D7.svm" xlink:type="simple" xlink:show="embed" xlink:actuate="onLoad">
              <text:p/>
            </draw:image>
          </draw:frame>
          <draw:frame draw:z-index="2" draw:name="Изображение 3" draw:style-name="gr1" draw:text-style-name="P1" svg:width="0.847cm" svg:height="0.847cm" svg:x="1.538cm" svg:y="3.472cm">
            <draw:image xlink:href="Pictures/20000009000003500000035090E7D63C.svm" xlink:type="simple" xlink:show="embed" xlink:actuate="onLoad">
              <text:p/>
            </draw:image>
          </draw:frame>
          <draw:frame draw:z-index="3" draw:name="Изображение 4" draw:style-name="gr1" draw:text-style-name="P1" svg:width="0.847cm" svg:height="0.847cm" svg:x="1.538cm" svg:y="4.603cm">
            <draw:image xlink:href="Pictures/20000009000003500000035074EB1DE8.svm" xlink:type="simple" xlink:show="embed" xlink:actuate="onLoad">
              <text:p/>
            </draw:image>
          </draw:frame>
          <draw:frame draw:z-index="4" draw:name="Изображение 5" draw:style-name="gr1" draw:text-style-name="P1" svg:width="0.847cm" svg:height="0.847cm" svg:x="1.438cm" svg:y="5.734cm">
            <draw:image xlink:href="Pictures/200000090000035000000350B69F6D77.svm" xlink:type="simple" xlink:show="embed" xlink:actuate="onLoad">
              <text:p/>
            </draw:image>
          </draw:frame>
          <draw:frame draw:z-index="5" draw:name="Изображение 6" draw:style-name="gr1" draw:text-style-name="P1" svg:width="0.847cm" svg:height="0.847cm" svg:x="1.482cm" svg:y="6.864cm">
            <draw:image xlink:href="Pictures/2000000900000350000003509B5F49DE.svm" xlink:type="simple" xlink:show="embed" xlink:actuate="onLoad">
              <text:p/>
            </draw:image>
          </draw:frame>
          <draw:frame draw:z-index="6" draw:name="Изображение 7" draw:style-name="gr1" draw:text-style-name="P1" svg:width="0.847cm" svg:height="0.847cm" svg:x="1.438cm" svg:y="7.995cm">
            <draw:image xlink:href="Pictures/200000090000035000000350EF0FF414.svm" xlink:type="simple" xlink:show="embed" xlink:actuate="onLoad">
              <text:p/>
            </draw:image>
          </draw:frame>
          <draw:frame draw:z-index="7" draw:name="Изображение 8" draw:style-name="gr1" draw:text-style-name="P1" svg:width="0.889cm" svg:height="0.889cm" svg:x="1.426cm" svg:y="9.145cm">
            <draw:image xlink:href="Pictures/200000090000069E0000069EA2E96B80.svm" xlink:type="simple" xlink:show="embed" xlink:actuate="onLoad">
              <text:p/>
            </draw:image>
          </draw:frame>
          <draw:frame draw:z-index="8" draw:name="Изображение 9" draw:style-name="gr1" draw:text-style-name="P1" svg:width="0.97cm" svg:height="0.97cm" svg:x="1.382cm" svg:y="10.175cm">
            <draw:image xlink:href="Pictures/20000009000009ED000009ED39B65857.svm" xlink:type="simple" xlink:show="embed" xlink:actuate="onLoad">
              <text:p/>
            </draw:image>
          </draw:frame>
          <draw:frame draw:z-index="9" draw:name="Изображение 10" draw:style-name="gr1" draw:text-style-name="P1" svg:width="0.847cm" svg:height="0.847cm" svg:x="1.438cm" svg:y="11.387cm">
            <draw:image xlink:href="Pictures/200000090000035000000350A9C0BAFC.svm" xlink:type="simple" xlink:show="embed" xlink:actuate="onLoad">
              <text:p/>
            </draw:image>
          </draw:frame>
          <draw:frame draw:z-index="10" draw:name="Изображение 11" draw:style-name="gr1" draw:text-style-name="P1" svg:width="0.847cm" svg:height="0.847cm" svg:x="1.438cm" svg:y="12.518cm">
            <draw:image xlink:href="Pictures/200000090000035000000350A33B0CDA.svm" xlink:type="simple" xlink:show="embed" xlink:actuate="onLoad">
              <text:p/>
            </draw:image>
          </draw:frame>
          <draw:frame draw:z-index="11" draw:name="Изображение 12" draw:style-name="gr1" draw:text-style-name="P1" svg:width="0.849cm" svg:height="0.849cm" svg:x="1.438cm" svg:y="13.648cm">
            <draw:image xlink:href="Pictures/200000090000069E0000069E93B00D7A.svm" xlink:type="simple" xlink:show="embed" xlink:actuate="onLoad">
              <text:p/>
            </draw:image>
          </draw:frame>
          <draw:frame draw:z-index="12" draw:name="Изображение 13" draw:style-name="gr1" draw:text-style-name="P1" svg:width="0.878cm" svg:height="0.878cm" svg:x="1.438cm" svg:y="14.779cm">
            <draw:image xlink:href="Pictures/20000009000009ED000009ED1FBDA7CD.svm" xlink:type="simple" xlink:show="embed" xlink:actuate="onLoad">
              <text:p/>
            </draw:image>
          </draw:frame>
          <draw:frame draw:z-index="13" draw:name="Изображение 14" draw:style-name="gr1" draw:text-style-name="P1" svg:width="0.847cm" svg:height="0.953cm" svg:x="1.41cm" svg:y="15.883cm">
            <draw:image xlink:href="Pictures/2000000900000350000003BA3F0267EE.svm" xlink:type="simple" xlink:show="embed" xlink:actuate="onLoad">
              <text:p/>
            </draw:image>
          </draw:frame>
          <draw:frame draw:z-index="14" draw:name="Изображение 15" draw:style-name="gr1" draw:text-style-name="P1" svg:width="0.847cm" svg:height="0.847cm" svg:x="1.41cm" svg:y="17.04cm">
            <draw:image xlink:href="Pictures/200000090000035000000350395D0017.svm" xlink:type="simple" xlink:show="embed" xlink:actuate="onLoad">
              <text:p/>
            </draw:image>
          </draw:frame>
          <draw:frame draw:z-index="15" draw:name="Изображение 16" draw:style-name="gr1" draw:text-style-name="P1" svg:width="0.847cm" svg:height="0.847cm" svg:x="1.438cm" svg:y="18.198cm">
            <draw:image xlink:href="Pictures/200000090000035000000350322C01FF.svm" xlink:type="simple" xlink:show="embed" xlink:actuate="onLoad">
              <text:p/>
            </draw:image>
          </draw:frame>
          <draw:frame draw:z-index="16" draw:name="Изображение 17" draw:style-name="gr1" draw:text-style-name="P1" svg:width="0.847cm" svg:height="0.847cm" svg:x="1.438cm" svg:y="19.302cm">
            <draw:image xlink:href="Pictures/20000009000003500000035084C0A49F.svm" xlink:type="simple" xlink:show="embed" xlink:actuate="onLoad">
              <text:p/>
            </draw:image>
          </draw:frame>
          <draw:frame draw:z-index="17" draw:name="Изображение 18" draw:style-name="gr1" draw:text-style-name="P1" svg:width="0.847cm" svg:height="0.847cm" svg:x="1.438cm" svg:y="20.432cm">
            <draw:image xlink:href="Pictures/2000000900000350000003500CB623F3.svm" xlink:type="simple" xlink:show="embed" xlink:actuate="onLoad">
              <text:p/>
            </draw:image>
          </draw:frame>
          <draw:frame draw:z-index="18" draw:name="Изображение 19" draw:style-name="gr1" draw:text-style-name="P1" svg:width="0.847cm" svg:height="0.847cm" svg:x="1.466cm" svg:y="21.563cm">
            <draw:image xlink:href="Pictures/200000090000035000000350B67060A9.svm" xlink:type="simple" xlink:show="embed" xlink:actuate="onLoad">
              <text:p/>
            </draw:image>
          </draw:frame>
          <draw:frame draw:z-index="19" draw:name="Изображение 20" draw:style-name="gr1" draw:text-style-name="P1" svg:width="0.847cm" svg:height="0.847cm" svg:x="1.466cm" svg:y="22.694cm">
            <draw:image xlink:href="Pictures/200000090000035000000350CA668243.svm" xlink:type="simple" xlink:show="embed" xlink:actuate="onLoad">
              <text:p/>
            </draw:image>
          </draw:frame>
          <draw:frame draw:z-index="20" draw:name="Изображение 21" draw:style-name="gr1" draw:text-style-name="P1" svg:width="0.847cm" svg:height="0.847cm" svg:x="1.466cm" svg:y="23.824cm">
            <draw:image xlink:href="Pictures/2000000900000350000003502691A21D.svm" xlink:type="simple" xlink:show="embed" xlink:actuate="onLoad">
              <text:p/>
            </draw:image>
          </draw:frame>
          <draw:frame draw:z-index="21" draw:name="Изображение 22" draw:style-name="gr1" draw:text-style-name="P1" svg:width="0.847cm" svg:height="0.847cm" svg:x="1.466cm" svg:y="24.955cm">
            <draw:image xlink:href="Pictures/200000090000035000000350CDBC244A.svm" xlink:type="simple" xlink:show="embed" xlink:actuate="onLoad">
              <text:p/>
            </draw:image>
          </draw:frame>
          <draw:frame draw:z-index="22" draw:name="Изображение 23" draw:style-name="gr1" draw:text-style-name="P1" svg:width="0.847cm" svg:height="0.847cm" svg:x="1.438cm" svg:y="26.086cm">
            <draw:image xlink:href="Pictures/200000090000035000000350794B100F.svm" xlink:type="simple" xlink:show="embed" xlink:actuate="onLoad">
              <text:p/>
            </draw:image>
          </draw:frame>
          <draw:frame draw:z-index="23" draw:name="Изображение 24" draw:style-name="gr1" draw:text-style-name="P1" svg:width="0.847cm" svg:height="0.847cm" svg:x="1.438cm" svg:y="27.216cm">
            <draw:image xlink:href="Pictures/200000090000035000000350A39149D8.svm" xlink:type="simple" xlink:show="embed" xlink:actuate="onLoad">
              <text:p/>
            </draw:image>
          </draw:frame>
          <draw:frame draw:z-index="24" draw:name="Изображение 25" draw:style-name="gr1" draw:text-style-name="P1" svg:width="0.847cm" svg:height="0.847cm" svg:x="1.466cm" svg:y="28.347cm">
            <draw:image xlink:href="Pictures/2000000900000350000003503859863B.svm" xlink:type="simple" xlink:show="embed" xlink:actuate="onLoad">
              <text:p/>
            </draw:image>
          </draw:frame>
          <draw:frame draw:z-index="25" draw:name="Изображение 26" draw:style-name="gr1" draw:text-style-name="P1" svg:width="0.847cm" svg:height="0.847cm" svg:x="1.466cm" svg:y="29.477cm">
            <draw:image xlink:href="Pictures/200000090000035000000350DAF088C5.svm" xlink:type="simple" xlink:show="embed" xlink:actuate="onLoad">
              <text:p/>
            </draw:image>
          </draw:frame>
          <draw:frame draw:z-index="26" draw:name="Изображение 27" draw:style-name="gr1" draw:text-style-name="P1" svg:width="0.957cm" svg:height="0.942cm" svg:x="1.382cm" svg:y="30.581cm">
            <draw:image xlink:href="Pictures/2000000900000D2100000CECE914F516.svm" xlink:type="simple" xlink:show="embed" xlink:actuate="onLoad">
              <text:p/>
            </draw:image>
          </draw:frame>
          <draw:frame draw:z-index="27" draw:name="Изображение 28" draw:style-name="gr1" draw:text-style-name="P1" svg:width="0.847cm" svg:height="0.847cm" svg:x="1.438cm" svg:y="31.739cm">
            <draw:image xlink:href="Pictures/200000090000035000000350A246E9E6.svm" xlink:type="simple" xlink:show="embed" xlink:actuate="onLoad">
              <text:p/>
            </draw:image>
          </draw:frame>
          <draw:frame draw:z-index="28" draw:name="Изображение 29" draw:style-name="gr1" draw:text-style-name="P1" svg:width="0.847cm" svg:height="0.847cm" svg:x="1.438cm" svg:y="32.869cm">
            <draw:image xlink:href="Pictures/20000009000003500000035047698AEC.svm" xlink:type="simple" xlink:show="embed" xlink:actuate="onLoad">
              <text:p/>
            </draw:image>
          </draw:frame>
          <draw:frame draw:z-index="29" draw:name="Изображение 30" draw:style-name="gr1" draw:text-style-name="P1" svg:width="0.847cm" svg:height="0.847cm" svg:x="1.466cm" svg:y="34cm">
            <draw:image xlink:href="Pictures/20000009000003500000035049029541.svm" xlink:type="simple" xlink:show="embed" xlink:actuate="onLoad">
              <text:p/>
            </draw:image>
          </draw:frame>
          <draw:frame draw:z-index="30" draw:name="Изображение 31" draw:style-name="gr1" draw:text-style-name="P1" svg:width="0.847cm" svg:height="0.847cm" svg:x="1.438cm" svg:y="35.131cm">
            <draw:image xlink:href="Pictures/2000000900000350000003508A0EE43D.svm" xlink:type="simple" xlink:show="embed" xlink:actuate="onLoad">
              <text:p/>
            </draw:image>
          </draw:frame>
          <draw:frame draw:z-index="31" draw:name="Изображение 32" draw:style-name="gr1" draw:text-style-name="P1" svg:width="0.847cm" svg:height="0.847cm" svg:x="1.466cm" svg:y="36.261cm">
            <draw:image xlink:href="Pictures/2000000900000350000003506A1AE261.svm" xlink:type="simple" xlink:show="embed" xlink:actuate="onLoad">
              <text:p/>
            </draw:image>
          </draw:frame>
          <draw:frame draw:z-index="32" draw:name="Изображение 33" draw:style-name="gr1" draw:text-style-name="P1" svg:width="0.847cm" svg:height="0.847cm" svg:x="1.466cm" svg:y="37.392cm">
            <draw:image xlink:href="Pictures/2000000900000350000003502BD50A0C.svm" xlink:type="simple" xlink:show="embed" xlink:actuate="onLoad">
              <text:p/>
            </draw:image>
          </draw:frame>
          <draw:frame draw:z-index="33" draw:name="Изображение 34" draw:style-name="gr1" draw:text-style-name="P1" svg:width="0.847cm" svg:height="0.847cm" svg:x="1.466cm" svg:y="38.523cm">
            <draw:image xlink:href="Pictures/200000090000035000000350EC125DE5.svm" xlink:type="simple" xlink:show="embed" xlink:actuate="onLoad">
              <text:p/>
            </draw:image>
          </draw:frame>
          <draw:frame draw:z-index="34" draw:name="Изображение 35" draw:style-name="gr1" draw:text-style-name="P1" svg:width="0.847cm" svg:height="0.847cm" svg:x="1.466cm" svg:y="39.68cm">
            <draw:image xlink:href="Pictures/200000090000035000000350D98D0842.svm" xlink:type="simple" xlink:show="embed" xlink:actuate="onLoad">
              <text:p/>
            </draw:image>
          </draw:frame>
          <draw:frame draw:z-index="35" draw:name="Изображение 36" draw:style-name="gr1" draw:text-style-name="P1" svg:width="0.847cm" svg:height="0.847cm" svg:x="1.466cm" svg:y="40.784cm">
            <draw:image xlink:href="Pictures/2000000900000350000003500C080EF2.svm" xlink:type="simple" xlink:show="embed" xlink:actuate="onLoad">
              <text:p/>
            </draw:image>
          </draw:frame>
          <draw:frame draw:z-index="36" draw:name="Изображение 37" draw:style-name="gr1" draw:text-style-name="P1" svg:width="0.847cm" svg:height="0.847cm" svg:x="1.466cm" svg:y="41.915cm">
            <draw:image xlink:href="Pictures/200000090000035000000350AB129E9F.svm" xlink:type="simple" xlink:show="embed" xlink:actuate="onLoad">
              <text:p/>
            </draw:image>
          </draw:frame>
          <draw:frame draw:z-index="37" draw:name="Изображение 38" draw:style-name="gr1" draw:text-style-name="P1" svg:width="0.847cm" svg:height="0.847cm" svg:x="1.466cm" svg:y="43.045cm">
            <draw:image xlink:href="Pictures/2000000900000350000003506E4F5442.svm" xlink:type="simple" xlink:show="embed" xlink:actuate="onLoad">
              <text:p/>
            </draw:image>
          </draw:frame>
          <draw:frame draw:z-index="38" draw:name="Изображение 39" draw:style-name="gr1" draw:text-style-name="P1" svg:width="0.847cm" svg:height="0.847cm" svg:x="1.466cm" svg:y="44.176cm">
            <draw:image xlink:href="Pictures/200000090000035000000350A76F1847.svm" xlink:type="simple" xlink:show="embed" xlink:actuate="onLoad">
              <text:p/>
            </draw:image>
          </draw:frame>
          <draw:frame draw:z-index="39" draw:name="Изображение 40" draw:style-name="gr1" draw:text-style-name="P1" svg:width="0.847cm" svg:height="0.847cm" svg:x="1.466cm" svg:y="45.334cm">
            <draw:image xlink:href="Pictures/20000009000003500000035032DE4A87.svm" xlink:type="simple" xlink:show="embed" xlink:actuate="onLoad">
              <text:p/>
            </draw:image>
          </draw:frame>
          <draw:frame draw:z-index="40" draw:name="Изображение 41" draw:style-name="gr1" draw:text-style-name="P1" svg:width="0.847cm" svg:height="0.847cm" svg:x="1.438cm" svg:y="46.41cm">
            <draw:image xlink:href="Pictures/2000000900000350000003508A5BC7E7.svm" xlink:type="simple" xlink:show="embed" xlink:actuate="onLoad">
              <text:p/>
            </draw:image>
          </draw:frame>
          <draw:frame draw:z-index="41" draw:name="Изображение 42" draw:style-name="gr1" draw:text-style-name="P1" svg:width="0.847cm" svg:height="0.847cm" svg:x="1.438cm" svg:y="47.568cm">
            <draw:image xlink:href="Pictures/2000000900000350000003502BF71376.svm" xlink:type="simple" xlink:show="embed" xlink:actuate="onLoad">
              <text:p/>
            </draw:image>
          </draw:frame>
          <draw:frame draw:z-index="42" draw:name="Изображение 43" draw:style-name="gr1" draw:text-style-name="P1" svg:width="0.847cm" svg:height="0.847cm" svg:x="1.438cm" svg:y="48.699cm">
            <draw:image xlink:href="Pictures/20000009000003500000035050F31005.svm" xlink:type="simple" xlink:show="embed" xlink:actuate="onLoad">
              <text:p/>
            </draw:image>
          </draw:frame>
          <draw:frame draw:z-index="43" draw:name="Изображение 44" draw:style-name="gr1" draw:text-style-name="P1" svg:width="0.847cm" svg:height="0.847cm" svg:x="1.438cm" svg:y="49.856cm">
            <draw:image xlink:href="Pictures/2000000900000350000003500AC13418.svm" xlink:type="simple" xlink:show="embed" xlink:actuate="onLoad">
              <text:p/>
            </draw:image>
          </draw:frame>
          <draw:frame draw:z-index="44" draw:name="Изображение 45" draw:style-name="gr1" draw:text-style-name="P1" svg:width="0.847cm" svg:height="0.847cm" svg:x="1.466cm" svg:y="50.987cm">
            <draw:image xlink:href="Pictures/2000000900000350000003504BB9FDAC.svm" xlink:type="simple" xlink:show="embed" xlink:actuate="onLoad">
              <text:p/>
            </draw:image>
          </draw:frame>
          <draw:frame draw:z-index="45" draw:name="Изображение 46" draw:style-name="gr1" draw:text-style-name="P1" svg:width="0.847cm" svg:height="0.847cm" svg:x="1.466cm" svg:y="52.118cm">
            <draw:image xlink:href="Pictures/2000000900000350000003507D5CA229.svm" xlink:type="simple" xlink:show="embed" xlink:actuate="onLoad">
              <text:p/>
            </draw:image>
          </draw:frame>
          <draw:frame draw:z-index="46" draw:name="Изображение 47" draw:style-name="gr1" draw:text-style-name="P1" svg:width="0.847cm" svg:height="0.847cm" svg:x="1.466cm" svg:y="53.221cm">
            <draw:image xlink:href="Pictures/20000009000003500000035088DF4EB5.svm" xlink:type="simple" xlink:show="embed" xlink:actuate="onLoad">
              <text:p/>
            </draw:image>
          </draw:frame>
          <draw:frame draw:z-index="47" draw:name="Изображение 48" draw:style-name="gr1" draw:text-style-name="P1" svg:width="0.847cm" svg:height="0.847cm" svg:x="1.466cm" svg:y="54.352cm">
            <draw:image xlink:href="Pictures/200000090000035000000350215F2344.svm" xlink:type="simple" xlink:show="embed" xlink:actuate="onLoad">
              <text:p/>
            </draw:image>
          </draw:frame>
          <draw:frame draw:z-index="48" draw:name="Изображение 49" draw:style-name="gr1" draw:text-style-name="P1" svg:width="0.847cm" svg:height="0.847cm" svg:x="1.466cm" svg:y="55.482cm">
            <draw:image xlink:href="Pictures/200000090000035000000350534B10C9.svm" xlink:type="simple" xlink:show="embed" xlink:actuate="onLoad">
              <text:p/>
            </draw:image>
          </draw:frame>
          <draw:frame draw:z-index="49" draw:name="Изображение 50" draw:style-name="gr1" draw:text-style-name="P1" svg:width="0.847cm" svg:height="0.847cm" svg:x="1.466cm" svg:y="56.613cm">
            <draw:image xlink:href="Pictures/20000009000003500000035047AB78F4.svm" xlink:type="simple" xlink:show="embed" xlink:actuate="onLoad">
              <text:p/>
            </draw:image>
          </draw:frame>
          <draw:frame draw:z-index="50" draw:name="Изображение 51" draw:style-name="gr1" draw:text-style-name="P1" svg:width="0.847cm" svg:height="0.847cm" svg:x="1.466cm" svg:y="57.744cm">
            <draw:image xlink:href="Pictures/2000000900000350000003501B6343BC.svm" xlink:type="simple" xlink:show="embed" xlink:actuate="onLoad">
              <text:p/>
            </draw:image>
          </draw:frame>
          <draw:frame draw:z-index="51" draw:name="Изображение 52" draw:style-name="gr1" draw:text-style-name="P1" svg:width="0.847cm" svg:height="0.847cm" svg:x="1.466cm" svg:y="58.874cm">
            <draw:image xlink:href="Pictures/200000090000035000000350AB245ADA.svm" xlink:type="simple" xlink:show="embed" xlink:actuate="onLoad">
              <text:p/>
            </draw:image>
          </draw:frame>
          <draw:frame draw:z-index="52" draw:name="Изображение 53" draw:style-name="gr1" draw:text-style-name="P1" svg:width="0.847cm" svg:height="0.847cm" svg:x="1.466cm" svg:y="60.005cm">
            <draw:image xlink:href="Pictures/2000000900000350000003506231FAE8.svm" xlink:type="simple" xlink:show="embed" xlink:actuate="onLoad">
              <text:p/>
            </draw:image>
          </draw:frame>
          <draw:frame draw:z-index="53" draw:name="Изображение 54" draw:style-name="gr1" draw:text-style-name="P1" svg:width="0.847cm" svg:height="0.847cm" svg:x="1.454cm" svg:y="61.136cm">
            <draw:image xlink:href="Pictures/200000090000035000000350D92E8F8C.svm" xlink:type="simple" xlink:show="embed" xlink:actuate="onLoad">
              <text:p/>
            </draw:image>
          </draw:frame>
          <draw:frame draw:z-index="54" draw:name="Изображение 55" draw:style-name="gr1" draw:text-style-name="P1" svg:width="0.847cm" svg:height="0.847cm" svg:x="1.438cm" svg:y="62.266cm">
            <draw:image xlink:href="Pictures/200000090000035000000350F1807CC5.svm" xlink:type="simple" xlink:show="embed" xlink:actuate="onLoad">
              <text:p/>
            </draw:image>
          </draw:frame>
          <draw:frame draw:z-index="55" draw:name="Изображение 56" draw:style-name="gr1" draw:text-style-name="P1" svg:width="0.847cm" svg:height="0.847cm" svg:x="1.466cm" svg:y="63.397cm">
            <draw:image xlink:href="Pictures/200000090000035000000350B8FD2BDE.svm" xlink:type="simple" xlink:show="embed" xlink:actuate="onLoad">
              <text:p/>
            </draw:image>
          </draw:frame>
          <draw:frame draw:z-index="56" draw:name="Изображение 57" draw:style-name="gr1" draw:text-style-name="P1" svg:width="0.847cm" svg:height="0.847cm" svg:x="1.438cm" svg:y="64.528cm">
            <draw:image xlink:href="Pictures/200000090000035000000350C00D9BE3.svm" xlink:type="simple" xlink:show="embed" xlink:actuate="onLoad">
              <text:p/>
            </draw:image>
          </draw:frame>
          <draw:frame draw:z-index="57" draw:name="Изображение 58" draw:style-name="gr1" draw:text-style-name="P1" svg:width="0.847cm" svg:height="0.847cm" svg:x="1.466cm" svg:y="65.658cm">
            <draw:image xlink:href="Pictures/200000090000035000000350C060C14A.svm" xlink:type="simple" xlink:show="embed" xlink:actuate="onLoad">
              <text:p/>
            </draw:image>
          </draw:frame>
          <draw:frame draw:z-index="58" draw:name="Изображение 59" draw:style-name="gr1" draw:text-style-name="P1" svg:width="0.847cm" svg:height="0.847cm" svg:x="1.466cm" svg:y="66.789cm">
            <draw:image xlink:href="Pictures/200000090000035000000350100F1574.svm" xlink:type="simple" xlink:show="embed" xlink:actuate="onLoad">
              <text:p/>
            </draw:image>
          </draw:frame>
          <draw:frame draw:z-index="59" draw:name="Изображение 60" draw:style-name="gr1" draw:text-style-name="P1" svg:width="0.847cm" svg:height="0.847cm" svg:x="1.466cm" svg:y="67.92cm">
            <draw:image xlink:href="Pictures/200000090000035000000350FCEC7D5F.svm" xlink:type="simple" xlink:show="embed" xlink:actuate="onLoad">
              <text:p/>
            </draw:image>
          </draw:frame>
          <draw:frame draw:z-index="60" draw:name="Изображение 61" draw:style-name="gr1" draw:text-style-name="P1" svg:width="0.847cm" svg:height="0.847cm" svg:x="1.466cm" svg:y="69.077cm">
            <draw:image xlink:href="Pictures/20000009000003500000035092EF2A0E.svm" xlink:type="simple" xlink:show="embed" xlink:actuate="onLoad">
              <text:p/>
            </draw:image>
          </draw:frame>
          <draw:frame draw:z-index="61" draw:name="Изображение 62" draw:style-name="gr1" draw:text-style-name="P1" svg:width="0.847cm" svg:height="0.847cm" svg:x="1.438cm" svg:y="70.181cm">
            <draw:image xlink:href="Pictures/20000009000003500000035020C8D621.svm" xlink:type="simple" xlink:show="embed" xlink:actuate="onLoad">
              <text:p/>
            </draw:image>
          </draw:frame>
          <draw:frame draw:z-index="62" draw:name="Изображение 63" draw:style-name="gr1" draw:text-style-name="P1" svg:width="0.847cm" svg:height="0.847cm" svg:x="1.438cm" svg:y="71.339cm">
            <draw:image xlink:href="Pictures/20000009000003500000035006847226.svm" xlink:type="simple" xlink:show="embed" xlink:actuate="onLoad">
              <text:p/>
            </draw:image>
          </draw:frame>
          <draw:frame draw:z-index="63" draw:name="Изображение 64" draw:style-name="gr1" draw:text-style-name="P1" svg:width="0.847cm" svg:height="0.847cm" svg:x="1.438cm" svg:y="72.469cm">
            <draw:image xlink:href="Pictures/2000000900000350000003504B079A9C.svm" xlink:type="simple" xlink:show="embed" xlink:actuate="onLoad">
              <text:p/>
            </draw:image>
          </draw:frame>
          <draw:frame draw:z-index="64" draw:name="Изображение 65" draw:style-name="gr1" draw:text-style-name="P1" svg:width="0.847cm" svg:height="0.847cm" svg:x="1.438cm" svg:y="73.573cm">
            <draw:image xlink:href="Pictures/2000000900000350000003502118C4AE.svm" xlink:type="simple" xlink:show="embed" xlink:actuate="onLoad">
              <text:p/>
            </draw:image>
          </draw:frame>
          <draw:frame draw:z-index="65" draw:name="Изображение 66" draw:style-name="gr1" draw:text-style-name="P1" svg:width="0.847cm" svg:height="0.847cm" svg:x="1.466cm" svg:y="74.731cm">
            <draw:image xlink:href="Pictures/2000000900000350000003500631752A.svm" xlink:type="simple" xlink:show="embed" xlink:actuate="onLoad">
              <text:p/>
            </draw:image>
          </draw:frame>
          <draw:frame draw:z-index="66" draw:name="Изображение 67" draw:style-name="gr1" draw:text-style-name="P1" svg:width="0.847cm" svg:height="0.847cm" svg:x="1.466cm" svg:y="75.861cm">
            <draw:image xlink:href="Pictures/20000009000003500000035047130B70.svm" xlink:type="simple" xlink:show="embed" xlink:actuate="onLoad">
              <text:p/>
            </draw:image>
          </draw:frame>
          <draw:frame draw:z-index="67" draw:name="Изображение 68" draw:style-name="gr1" draw:text-style-name="P1" svg:width="0.847cm" svg:height="0.847cm" svg:x="1.438cm" svg:y="76.992cm">
            <draw:image xlink:href="Pictures/200000090000035000000350EBD3C2AD.svm" xlink:type="simple" xlink:show="embed" xlink:actuate="onLoad">
              <text:p/>
            </draw:image>
          </draw:frame>
          <draw:frame draw:z-index="68" draw:name="Изображение 69" draw:style-name="gr1" draw:text-style-name="P1" svg:width="0.847cm" svg:height="0.847cm" svg:x="1.438cm" svg:y="78.096cm">
            <draw:image xlink:href="Pictures/20000009000003500000035037A665BC.svm" xlink:type="simple" xlink:show="embed" xlink:actuate="onLoad">
              <text:p/>
            </draw:image>
          </draw:frame>
          <draw:frame draw:z-index="69" draw:name="Изображение 70" draw:style-name="gr1" draw:text-style-name="P1" svg:width="0.847cm" svg:height="0.847cm" svg:x="1.438cm" svg:y="80.438cm">
            <draw:image xlink:href="Pictures/200000090000035000000350746CA54D.svm" xlink:type="simple" xlink:show="embed" xlink:actuate="onLoad">
              <text:p/>
            </draw:image>
          </draw:frame>
          <draw:frame draw:z-index="70" draw:name="Изображение 71" draw:style-name="gr1" draw:text-style-name="P1" svg:width="0.847cm" svg:height="0.847cm" svg:x="1.466cm" svg:y="81.595cm">
            <draw:image xlink:href="Pictures/200000090000035000000350952A7FC1.svm" xlink:type="simple" xlink:show="embed" xlink:actuate="onLoad">
              <text:p/>
            </draw:image>
          </draw:frame>
          <draw:frame draw:z-index="71" draw:name="Изображение 72" draw:style-name="gr1" draw:text-style-name="P1" svg:width="0.847cm" svg:height="0.847cm" svg:x="1.438cm" svg:y="82.592cm">
            <draw:image xlink:href="Pictures/200000090000035000000350CB5235BB.svm" xlink:type="simple" xlink:show="embed" xlink:actuate="onLoad">
              <text:p/>
            </draw:image>
          </draw:frame>
          <draw:frame draw:z-index="72" draw:name="Изображение 73" draw:style-name="gr1" draw:text-style-name="P1" svg:width="0.847cm" svg:height="0.847cm" svg:x="1.466cm" svg:y="83.749cm">
            <draw:image xlink:href="Pictures/200000090000035000000350ACFBCF76.svm" xlink:type="simple" xlink:show="embed" xlink:actuate="onLoad">
              <text:p/>
            </draw:image>
          </draw:frame>
          <draw:frame draw:z-index="73" draw:name="Изображение 74" draw:style-name="gr1" draw:text-style-name="P1" svg:width="0.847cm" svg:height="0.847cm" svg:x="1.466cm" svg:y="84.879cm">
            <draw:image xlink:href="Pictures/200000090000035000000350A8277DAE.svm" xlink:type="simple" xlink:show="embed" xlink:actuate="onLoad">
              <text:p/>
            </draw:image>
          </draw:frame>
          <draw:frame draw:z-index="74" draw:name="Изображение 75" draw:style-name="gr1" draw:text-style-name="P1" svg:width="0.847cm" svg:height="0.847cm" svg:x="1.466cm" svg:y="86.01cm">
            <draw:image xlink:href="Pictures/2000000900000350000003501C922967.svm" xlink:type="simple" xlink:show="embed" xlink:actuate="onLoad">
              <text:p/>
            </draw:image>
          </draw:frame>
          <draw:frame draw:z-index="75" draw:name="Изображение 76" draw:style-name="gr1" draw:text-style-name="P1" svg:width="0.847cm" svg:height="0.847cm" svg:x="1.438cm" svg:y="79.253cm">
            <draw:image xlink:href="Pictures/200000090000035000000350E669C426.svm" xlink:type="simple" xlink:show="embed" xlink:actuate="onLoad">
              <text:p/>
            </draw:image>
          </draw:frame>
          <draw:frame draw:z-index="76" draw:name="Изображение 77" draw:style-name="gr1" draw:text-style-name="P1" svg:width="0.847cm" svg:height="0.847cm" svg:x="1.466cm" svg:y="87.168cm">
            <draw:image xlink:href="Pictures/2000000900000350000003505E91A399.svm" xlink:type="simple" xlink:show="embed" xlink:actuate="onLoad">
              <text:p/>
            </draw:image>
          </draw:frame>
          <draw:frame draw:z-index="77" draw:name="Изображение 78" draw:style-name="gr1" draw:text-style-name="P1" svg:width="0.847cm" svg:height="0.847cm" svg:x="1.466cm" svg:y="88.271cm">
            <draw:image xlink:href="Pictures/20000009000003500000035022839810.svm" xlink:type="simple" xlink:show="embed" xlink:actuate="onLoad">
              <text:p/>
            </draw:image>
          </draw:frame>
          <draw:frame draw:z-index="78" draw:name="Изображение 79" draw:style-name="gr1" draw:text-style-name="P1" svg:width="0.847cm" svg:height="0.847cm" svg:x="1.438cm" svg:y="89.429cm">
            <draw:image xlink:href="Pictures/200000090000035000000350627C578B.svm" xlink:type="simple" xlink:show="embed" xlink:actuate="onLoad">
              <text:p/>
            </draw:image>
          </draw:frame>
          <draw:frame draw:z-index="79" draw:name="Изображение 80" draw:style-name="gr1" draw:text-style-name="P1" svg:width="0.847cm" svg:height="0.847cm" svg:x="1.438cm" svg:y="90.533cm">
            <draw:image xlink:href="Pictures/200000090000035000000350A47AFAC2.svm" xlink:type="simple" xlink:show="embed" xlink:actuate="onLoad">
              <text:p/>
            </draw:image>
          </draw:frame>
          <draw:frame draw:z-index="80" draw:name="Изображение 81" draw:style-name="gr1" draw:text-style-name="P1" svg:width="0.847cm" svg:height="0.847cm" svg:x="1.438cm" svg:y="91.663cm">
            <draw:image xlink:href="Pictures/2000000900000350000003503B706FC3.svm" xlink:type="simple" xlink:show="embed" xlink:actuate="onLoad">
              <text:p/>
            </draw:image>
          </draw:frame>
          <draw:frame draw:z-index="81" draw:name="Изображение 82" draw:style-name="gr1" draw:text-style-name="P1" svg:width="0.847cm" svg:height="0.847cm" svg:x="1.438cm" svg:y="92.794cm">
            <draw:image xlink:href="Pictures/200000090000035000000350697ADBC9.svm" xlink:type="simple" xlink:show="embed" xlink:actuate="onLoad">
              <text:p/>
            </draw:image>
          </draw:frame>
          <draw:frame draw:z-index="82" draw:name="Изображение 83" draw:style-name="gr1" draw:text-style-name="P1" svg:width="0.847cm" svg:height="0.847cm" svg:x="1.438cm" svg:y="93.952cm">
            <draw:image xlink:href="Pictures/200000090000035000000350CCCF4901.svm" xlink:type="simple" xlink:show="embed" xlink:actuate="onLoad">
              <text:p/>
            </draw:image>
          </draw:frame>
          <draw:frame draw:z-index="83" draw:name="Изображение 84" draw:style-name="gr1" draw:text-style-name="P1" svg:width="0.847cm" svg:height="0.847cm" svg:x="1.438cm" svg:y="95.082cm">
            <draw:image xlink:href="Pictures/20000009000003500000035095B67F35.svm" xlink:type="simple" xlink:show="embed" xlink:actuate="onLoad">
              <text:p/>
            </draw:image>
          </draw:frame>
          <draw:frame draw:z-index="84" draw:name="Изображение 85" draw:style-name="gr1" draw:text-style-name="P1" svg:width="0.847cm" svg:height="0.847cm" svg:x="1.438cm" svg:y="96.213cm">
            <draw:image xlink:href="Pictures/20000009000003500000035098A8AD7F.svm" xlink:type="simple" xlink:show="embed" xlink:actuate="onLoad">
              <text:p/>
            </draw:image>
          </draw:frame>
          <draw:frame draw:z-index="85" draw:name="Изображение 86" draw:style-name="gr1" draw:text-style-name="P1" svg:width="0.847cm" svg:height="0.847cm" svg:x="1.438cm" svg:y="97.344cm">
            <draw:image xlink:href="Pictures/2000000900000350000003504974AD27.svm" xlink:type="simple" xlink:show="embed" xlink:actuate="onLoad">
              <text:p/>
            </draw:image>
          </draw:frame>
          <draw:frame draw:z-index="86" draw:name="Изображение 87" draw:style-name="gr1" draw:text-style-name="P1" svg:width="0.847cm" svg:height="0.847cm" svg:x="1.438cm" svg:y="98.474cm">
            <draw:image xlink:href="Pictures/2000000900000350000003501D1197F5.svm" xlink:type="simple" xlink:show="embed" xlink:actuate="onLoad">
              <text:p/>
            </draw:image>
          </draw:frame>
          <draw:frame draw:z-index="87" draw:name="Изображение 88" draw:style-name="gr1" draw:text-style-name="P1" svg:width="0.847cm" svg:height="0.847cm" svg:x="1.438cm" svg:y="99.605cm">
            <draw:image xlink:href="Pictures/2000000900000350000003500121F811.svm" xlink:type="simple" xlink:show="embed" xlink:actuate="onLoad">
              <text:p/>
            </draw:image>
          </draw:frame>
          <draw:frame draw:z-index="88" draw:name="Изображение 89" draw:style-name="gr1" draw:text-style-name="P1" svg:width="0.847cm" svg:height="0.847cm" svg:x="1.438cm" svg:y="100.736cm">
            <draw:image xlink:href="Pictures/200000090000035000000350AD987F7B.svm" xlink:type="simple" xlink:show="embed" xlink:actuate="onLoad">
              <text:p/>
            </draw:image>
          </draw:frame>
          <draw:frame draw:z-index="89" draw:name="Изображение 90" draw:style-name="gr1" draw:text-style-name="P1" svg:width="0.847cm" svg:height="0.847cm" svg:x="1.438cm" svg:y="101.866cm">
            <draw:image xlink:href="Pictures/2000000900000350000003507F1C34CB.svm" xlink:type="simple" xlink:show="embed" xlink:actuate="onLoad">
              <text:p/>
            </draw:image>
          </draw:frame>
          <draw:frame draw:z-index="90" draw:name="Изображение 91" draw:style-name="gr1" draw:text-style-name="P1" svg:width="0.847cm" svg:height="0.847cm" svg:x="1.438cm" svg:y="102.997cm">
            <draw:image xlink:href="Pictures/2000000900000350000003506304F301.svm" xlink:type="simple" xlink:show="embed" xlink:actuate="onLoad">
              <text:p/>
            </draw:image>
          </draw:frame>
          <draw:frame draw:z-index="91" draw:name="Изображение 92" draw:style-name="gr1" draw:text-style-name="P1" svg:width="0.847cm" svg:height="0.847cm" svg:x="1.438cm" svg:y="104.128cm">
            <draw:image xlink:href="Pictures/200000090000035000000350663D7CFD.svm" xlink:type="simple" xlink:show="embed" xlink:actuate="onLoad">
              <text:p/>
            </draw:image>
          </draw:frame>
          <draw:frame draw:z-index="92" draw:name="Изображение 93" draw:style-name="gr1" draw:text-style-name="P1" svg:width="0.847cm" svg:height="0.847cm" svg:x="1.438cm" svg:y="105.258cm">
            <draw:image xlink:href="Pictures/20000009000003500000035070EBF08B.svm" xlink:type="simple" xlink:show="embed" xlink:actuate="onLoad">
              <text:p/>
            </draw:image>
          </draw:frame>
          <draw:frame draw:z-index="93" draw:name="Изображение 94" draw:style-name="gr1" draw:text-style-name="P1" svg:width="0.847cm" svg:height="0.847cm" svg:x="1.438cm" svg:y="106.389cm">
            <draw:image xlink:href="Pictures/200000090000035000000350A660100A.svm" xlink:type="simple" xlink:show="embed" xlink:actuate="onLoad">
              <text:p/>
            </draw:image>
          </draw:frame>
          <draw:frame draw:z-index="94" draw:name="Изображение 95" draw:style-name="gr1" draw:text-style-name="P1" svg:width="0.847cm" svg:height="0.847cm" svg:x="1.438cm" svg:y="107.52cm">
            <draw:image xlink:href="Pictures/2000000900000350000003504F7D1FD5.svm" xlink:type="simple" xlink:show="embed" xlink:actuate="onLoad">
              <text:p/>
            </draw:image>
          </draw:frame>
          <draw:frame draw:z-index="95" draw:name="Изображение 96" draw:style-name="gr1" draw:text-style-name="P1" svg:width="0.847cm" svg:height="0.847cm" svg:x="1.438cm" svg:y="108.65cm">
            <draw:image xlink:href="Pictures/200000090000035000000350CC591AF8.svm" xlink:type="simple" xlink:show="embed" xlink:actuate="onLoad">
              <text:p/>
            </draw:image>
          </draw:frame>
          <draw:frame draw:z-index="96" draw:name="Изображение 97" draw:style-name="gr1" draw:text-style-name="P1" svg:width="0.847cm" svg:height="0.847cm" svg:x="1.438cm" svg:y="109.781cm">
            <draw:image xlink:href="Pictures/20000009000003500000035080FE46D6.svm" xlink:type="simple" xlink:show="embed" xlink:actuate="onLoad">
              <text:p/>
            </draw:image>
          </draw:frame>
          <draw:frame draw:z-index="97" draw:name="Изображение 98" draw:style-name="gr1" draw:text-style-name="P1" svg:width="0.847cm" svg:height="0.847cm" svg:x="1.438cm" svg:y="110.911cm">
            <draw:image xlink:href="Pictures/200000090000035000000350524F72D7.svm" xlink:type="simple" xlink:show="embed" xlink:actuate="onLoad">
              <text:p/>
            </draw:image>
          </draw:frame>
          <draw:frame draw:z-index="98" draw:name="Изображение 99" draw:style-name="gr1" draw:text-style-name="P1" svg:width="0.847cm" svg:height="0.847cm" svg:x="1.438cm" svg:y="112.042cm">
            <draw:image xlink:href="Pictures/2000000900000350000003507AB5346C.svm" xlink:type="simple" xlink:show="embed" xlink:actuate="onLoad">
              <text:p/>
            </draw:image>
          </draw:frame>
          <draw:frame draw:z-index="99" draw:name="Изображение 100" draw:style-name="gr1" draw:text-style-name="P1" svg:width="0.847cm" svg:height="0.847cm" svg:x="1.466cm" svg:y="113.173cm">
            <draw:image xlink:href="Pictures/200000090000035000000350E16E6338.svm" xlink:type="simple" xlink:show="embed" xlink:actuate="onLoad">
              <text:p/>
            </draw:image>
          </draw:frame>
          <draw:frame draw:z-index="100" draw:name="Изображение 101" draw:style-name="gr1" draw:text-style-name="P1" svg:width="0.847cm" svg:height="0.847cm" svg:x="1.466cm" svg:y="114.303cm">
            <draw:image xlink:href="Pictures/2000000900000350000003502E5D495E.svm" xlink:type="simple" xlink:show="embed" xlink:actuate="onLoad">
              <text:p/>
            </draw:image>
          </draw:frame>
          <draw:frame draw:z-index="101" draw:name="Изображение 102" draw:style-name="gr1" draw:text-style-name="P1" svg:width="0.847cm" svg:height="0.847cm" svg:x="1.466cm" svg:y="115.434cm">
            <draw:image xlink:href="Pictures/200000090000035000000350E390CAAD.svm" xlink:type="simple" xlink:show="embed" xlink:actuate="onLoad">
              <text:p/>
            </draw:image>
          </draw:frame>
          <draw:frame draw:z-index="102" draw:name="Изображение 103" draw:style-name="gr1" draw:text-style-name="P1" svg:width="0.847cm" svg:height="0.847cm" svg:x="1.466cm" svg:y="116.565cm">
            <draw:image xlink:href="Pictures/200000090000035000000350308CD204.svm" xlink:type="simple" xlink:show="embed" xlink:actuate="onLoad">
              <text:p/>
            </draw:image>
          </draw:frame>
          <draw:frame draw:z-index="103" draw:name="Изображение 104" draw:style-name="gr1" draw:text-style-name="P1" svg:width="0.847cm" svg:height="0.847cm" svg:x="1.466cm" svg:y="117.695cm">
            <draw:image xlink:href="Pictures/200000090000035000000350C8587920.svm" xlink:type="simple" xlink:show="embed" xlink:actuate="onLoad">
              <text:p/>
            </draw:image>
          </draw:frame>
          <draw:frame draw:z-index="104" draw:name="Изображение 105" draw:style-name="gr1" draw:text-style-name="P1" svg:width="0.847cm" svg:height="0.847cm" svg:x="1.466cm" svg:y="118.826cm">
            <draw:image xlink:href="Pictures/2000000900000350000003502B4B2DC1.svm" xlink:type="simple" xlink:show="embed" xlink:actuate="onLoad">
              <text:p/>
            </draw:image>
          </draw:frame>
          <draw:frame draw:z-index="105" draw:name="Изображение 106" draw:style-name="gr1" draw:text-style-name="P1" svg:width="0.847cm" svg:height="0.847cm" svg:x="1.466cm" svg:y="119.957cm">
            <draw:image xlink:href="Pictures/2000000900000350000003509AA39BED.svm" xlink:type="simple" xlink:show="embed" xlink:actuate="onLoad">
              <text:p/>
            </draw:image>
          </draw:frame>
          <draw:frame draw:z-index="106" draw:name="Изображение 107" draw:style-name="gr1" draw:text-style-name="P1" svg:width="0.847cm" svg:height="0.847cm" svg:x="1.466cm" svg:y="121.114cm">
            <draw:image xlink:href="Pictures/200000090000035000000350D22FAB6F.svm" xlink:type="simple" xlink:show="embed" xlink:actuate="onLoad">
              <text:p/>
            </draw:image>
          </draw:frame>
          <draw:frame draw:z-index="107" draw:name="Изображение 108" draw:style-name="gr1" draw:text-style-name="P1" svg:width="0.847cm" svg:height="0.847cm" svg:x="1.466cm" svg:y="122.245cm">
            <draw:image xlink:href="Pictures/2000000900000350000003506251C70E.svm" xlink:type="simple" xlink:show="embed" xlink:actuate="onLoad">
              <text:p/>
            </draw:image>
          </draw:frame>
          <draw:frame draw:z-index="108" draw:name="Изображение 109" draw:style-name="gr1" draw:text-style-name="P1" svg:width="0.847cm" svg:height="0.847cm" svg:x="1.466cm" svg:y="123.376cm">
            <draw:image xlink:href="Pictures/20000009000003500000035090B6BA40.svm" xlink:type="simple" xlink:show="embed" xlink:actuate="onLoad">
              <text:p/>
            </draw:image>
          </draw:frame>
          <draw:frame draw:z-index="109" draw:name="Изображение 110" draw:style-name="gr1" draw:text-style-name="P1" svg:width="0.847cm" svg:height="0.847cm" svg:x="1.466cm" svg:y="124.506cm">
            <draw:image xlink:href="Pictures/20000009000003500000035091BD4A77.svm" xlink:type="simple" xlink:show="embed" xlink:actuate="onLoad">
              <text:p/>
            </draw:image>
          </draw:frame>
          <draw:frame draw:z-index="110" draw:name="Изображение 111" draw:style-name="gr1" draw:text-style-name="P1" svg:width="0.847cm" svg:height="0.847cm" svg:x="1.466cm" svg:y="125.637cm">
            <draw:image xlink:href="Pictures/200000090000035000000350EEBB0CED.svm" xlink:type="simple" xlink:show="embed" xlink:actuate="onLoad">
              <text:p/>
            </draw:image>
          </draw:frame>
          <draw:frame draw:z-index="111" draw:name="Изображение 112" draw:style-name="gr1" draw:text-style-name="P1" svg:width="0.847cm" svg:height="0.847cm" svg:x="1.466cm" svg:y="126.768cm">
            <draw:image xlink:href="Pictures/2000000900000350000003509CDAFC40.svm" xlink:type="simple" xlink:show="embed" xlink:actuate="onLoad">
              <text:p/>
            </draw:image>
          </draw:frame>
          <draw:frame draw:z-index="112" draw:name="Изображение 113" draw:style-name="gr1" draw:text-style-name="P1" svg:width="0.847cm" svg:height="0.847cm" svg:x="1.466cm" svg:y="127.898cm">
            <draw:image xlink:href="Pictures/20000009000003500000035040E8C37C.svm" xlink:type="simple" xlink:show="embed" xlink:actuate="onLoad">
              <text:p/>
            </draw:image>
          </draw:frame>
          <draw:frame draw:z-index="113" draw:name="Изображение 114" draw:style-name="gr1" draw:text-style-name="P1" svg:width="0.847cm" svg:height="0.847cm" svg:x="1.466cm" svg:y="129.029cm">
            <draw:image xlink:href="Pictures/2000000900000350000003508D3FA4E8.svm" xlink:type="simple" xlink:show="embed" xlink:actuate="onLoad">
              <text:p/>
            </draw:image>
          </draw:frame>
          <draw:frame draw:z-index="114" draw:name="Изображение 115" draw:style-name="gr1" draw:text-style-name="P1" svg:width="0.847cm" svg:height="0.847cm" svg:x="1.466cm" svg:y="130.16cm">
            <draw:image xlink:href="Pictures/2000000900000350000003501958C4BF.svm" xlink:type="simple" xlink:show="embed" xlink:actuate="onLoad">
              <text:p/>
            </draw:image>
          </draw:frame>
          <draw:frame draw:z-index="115" draw:name="Изображение 116" draw:style-name="gr1" draw:text-style-name="P1" svg:width="0.847cm" svg:height="0.847cm" svg:x="1.466cm" svg:y="131.29cm">
            <draw:image xlink:href="Pictures/200000090000035000000350EE372533.svm" xlink:type="simple" xlink:show="embed" xlink:actuate="onLoad">
              <text:p/>
            </draw:image>
          </draw:frame>
          <draw:frame draw:z-index="116" draw:name="Изображение 117" draw:style-name="gr1" draw:text-style-name="P1" svg:width="0.847cm" svg:height="0.847cm" svg:x="1.466cm" svg:y="132.421cm">
            <draw:image xlink:href="Pictures/20000009000003500000035021C32616.svm" xlink:type="simple" xlink:show="embed" xlink:actuate="onLoad">
              <text:p/>
            </draw:image>
          </draw:frame>
          <draw:frame draw:z-index="117" draw:name="Изображение 118" draw:style-name="gr1" draw:text-style-name="P1" svg:width="0.847cm" svg:height="0.847cm" svg:x="1.466cm" svg:y="133.552cm">
            <draw:image xlink:href="Pictures/200000090000035000000350A1B0198A.svm" xlink:type="simple" xlink:show="embed" xlink:actuate="onLoad">
              <text:p/>
            </draw:image>
          </draw:frame>
          <draw:frame draw:z-index="118" draw:name="Изображение 119" draw:style-name="gr1" draw:text-style-name="P1" svg:width="0.847cm" svg:height="0.847cm" svg:x="1.466cm" svg:y="134.682cm">
            <draw:image xlink:href="Pictures/2000000900000350000003504B4837D9.svm" xlink:type="simple" xlink:show="embed" xlink:actuate="onLoad">
              <text:p/>
            </draw:image>
          </draw:frame>
          <draw:frame draw:z-index="119" draw:name="Изображение 120" draw:style-name="gr1" draw:text-style-name="P1" svg:width="0.847cm" svg:height="0.847cm" svg:x="1.466cm" svg:y="135.813cm">
            <draw:image xlink:href="Pictures/2000000900000350000003506DC65700.svm" xlink:type="simple" xlink:show="embed" xlink:actuate="onLoad">
              <text:p/>
            </draw:image>
          </draw:frame>
          <draw:frame draw:z-index="120" draw:name="Изображение 121" draw:style-name="gr1" draw:text-style-name="P1" svg:width="0.847cm" svg:height="0.847cm" svg:x="1.466cm" svg:y="136.943cm">
            <draw:image xlink:href="Pictures/200000090000035000000350FE61F223.svm" xlink:type="simple" xlink:show="embed" xlink:actuate="onLoad">
              <text:p/>
            </draw:image>
          </draw:frame>
          <draw:frame draw:z-index="121" draw:name="Изображение 122" draw:style-name="gr1" draw:text-style-name="P1" svg:width="0.847cm" svg:height="0.847cm" svg:x="1.466cm" svg:y="138.074cm">
            <draw:image xlink:href="Pictures/200000090000035000000350BE10BF3E.svm" xlink:type="simple" xlink:show="embed" xlink:actuate="onLoad">
              <text:p/>
            </draw:image>
          </draw:frame>
          <draw:frame draw:z-index="122" draw:name="Изображение 123" draw:style-name="gr1" draw:text-style-name="P1" svg:width="0.847cm" svg:height="0.847cm" svg:x="1.466cm" svg:y="139.205cm">
            <draw:image xlink:href="Pictures/20000009000003500000035080891280.svm" xlink:type="simple" xlink:show="embed" xlink:actuate="onLoad">
              <text:p/>
            </draw:image>
          </draw:frame>
          <draw:frame draw:z-index="123" draw:name="Изображение 124" draw:style-name="gr1" draw:text-style-name="P1" svg:width="0.847cm" svg:height="0.847cm" svg:x="1.466cm" svg:y="140.335cm">
            <draw:image xlink:href="Pictures/2000000900000350000003500F17CAE1.svm" xlink:type="simple" xlink:show="embed" xlink:actuate="onLoad">
              <text:p/>
            </draw:image>
          </draw:frame>
          <draw:frame draw:z-index="124" draw:name="Изображение 125" draw:style-name="gr1" draw:text-style-name="P1" svg:width="0.847cm" svg:height="0.847cm" svg:x="1.466cm" svg:y="141.466cm">
            <draw:image xlink:href="Pictures/200000090000035000000350251642D5.svm" xlink:type="simple" xlink:show="embed" xlink:actuate="onLoad">
              <text:p/>
            </draw:image>
          </draw:frame>
          <draw:frame draw:z-index="125" draw:name="Изображение 126" draw:style-name="gr1" draw:text-style-name="P1" svg:width="0.847cm" svg:height="0.847cm" svg:x="1.466cm" svg:y="142.597cm">
            <draw:image xlink:href="Pictures/200000090000035000000350784E15B9.svm" xlink:type="simple" xlink:show="embed" xlink:actuate="onLoad">
              <text:p/>
            </draw:image>
          </draw:frame>
          <draw:frame draw:z-index="126" draw:name="Изображение 127" draw:style-name="gr1" draw:text-style-name="P1" svg:width="0.847cm" svg:height="0.847cm" svg:x="1.466cm" svg:y="143.727cm">
            <draw:image xlink:href="Pictures/200000090000035000000350C5493DC6.svm" xlink:type="simple" xlink:show="embed" xlink:actuate="onLoad">
              <text:p/>
            </draw:image>
          </draw:frame>
          <draw:frame draw:z-index="127" draw:name="Изображение 128" draw:style-name="gr1" draw:text-style-name="P1" svg:width="0.847cm" svg:height="0.847cm" svg:x="1.466cm" svg:y="144.858cm">
            <draw:image xlink:href="Pictures/200000090000035000000350ACE8F6EE.svm" xlink:type="simple" xlink:show="embed" xlink:actuate="onLoad">
              <text:p/>
            </draw:image>
          </draw:frame>
          <draw:frame draw:z-index="128" draw:name="Изображение 129" draw:style-name="gr1" draw:text-style-name="P1" svg:width="0.847cm" svg:height="0.847cm" svg:x="1.466cm" svg:y="145.989cm">
            <draw:image xlink:href="Pictures/2000000900000350000003505584953A.svm" xlink:type="simple" xlink:show="embed" xlink:actuate="onLoad">
              <text:p/>
            </draw:image>
          </draw:frame>
          <draw:frame draw:z-index="129" draw:name="Изображение 130" draw:style-name="gr1" draw:text-style-name="P1" svg:width="0.847cm" svg:height="0.847cm" svg:x="1.466cm" svg:y="147.119cm">
            <draw:image xlink:href="Pictures/2000000900000350000003506C380403.svm" xlink:type="simple" xlink:show="embed" xlink:actuate="onLoad">
              <text:p/>
            </draw:image>
          </draw:frame>
          <draw:frame draw:z-index="130" draw:name="Изображение 131" draw:style-name="gr1" draw:text-style-name="P1" svg:width="0.847cm" svg:height="0.847cm" svg:x="1.466cm" svg:y="148.25cm">
            <draw:image xlink:href="Pictures/2000000900000350000003503C9953C8.svm" xlink:type="simple" xlink:show="embed" xlink:actuate="onLoad">
              <text:p/>
            </draw:image>
          </draw:frame>
          <draw:frame draw:z-index="131" draw:name="Изображение 132" draw:style-name="gr1" draw:text-style-name="P1" svg:width="0.847cm" svg:height="0.847cm" svg:x="1.465cm" svg:y="149.353cm">
            <draw:image xlink:href="Pictures/200000090000035000000350F97135EB.svm" xlink:type="simple" xlink:show="embed" xlink:actuate="onLoad">
              <text:p/>
            </draw:image>
          </draw:frame>
          <draw:frame draw:z-index="132" draw:name="Изображение 133" draw:style-name="gr1" draw:text-style-name="P1" svg:width="0.847cm" svg:height="0.847cm" svg:x="1.465cm" svg:y="150.483cm">
            <draw:image xlink:href="Pictures/20000009000003500000035037D37069.svm" xlink:type="simple" xlink:show="embed" xlink:actuate="onLoad">
              <text:p/>
            </draw:image>
          </draw:frame>
          <draw:frame draw:z-index="133" draw:name="Изображение 134" draw:style-name="gr1" draw:text-style-name="P1" svg:width="0.847cm" svg:height="0.847cm" svg:x="1.465cm" svg:y="151.614cm">
            <draw:image xlink:href="Pictures/200000090000035000000350A7323E38.svm" xlink:type="simple" xlink:show="embed" xlink:actuate="onLoad">
              <text:p/>
            </draw:image>
          </draw:frame>
          <draw:frame draw:z-index="134" draw:name="Изображение 135" draw:style-name="gr1" draw:text-style-name="P1" svg:width="0.847cm" svg:height="0.847cm" svg:x="1.465cm" svg:y="152.745cm">
            <draw:image xlink:href="Pictures/20000009000003500000035017E6413A.svm" xlink:type="simple" xlink:show="embed" xlink:actuate="onLoad">
              <text:p/>
            </draw:image>
          </draw:frame>
          <draw:frame draw:z-index="135" draw:name="Изображение 136" draw:style-name="gr1" draw:text-style-name="P1" svg:width="0.847cm" svg:height="0.847cm" svg:x="1.465cm" svg:y="153.875cm">
            <draw:image xlink:href="Pictures/2000000900000350000003509D019DB1.svm" xlink:type="simple" xlink:show="embed" xlink:actuate="onLoad">
              <text:p/>
            </draw:image>
          </draw:frame>
          <draw:frame draw:z-index="136" draw:name="Изображение 137" draw:style-name="gr1" draw:text-style-name="P1" svg:width="0.847cm" svg:height="0.847cm" svg:x="1.465cm" svg:y="155.006cm">
            <draw:image xlink:href="Pictures/200000090000035000000350F4EA0E7D.svm" xlink:type="simple" xlink:show="embed" xlink:actuate="onLoad">
              <text:p/>
            </draw:image>
          </draw:frame>
          <draw:frame draw:z-index="137" draw:name="Изображение 138" draw:style-name="gr1" draw:text-style-name="P1" svg:width="0.847cm" svg:height="0.847cm" svg:x="1.465cm" svg:y="156.137cm">
            <draw:image xlink:href="Pictures/2000000900000350000003508D4D7112.svm" xlink:type="simple" xlink:show="embed" xlink:actuate="onLoad">
              <text:p/>
            </draw:image>
          </draw:frame>
          <draw:frame draw:z-index="138" draw:name="Изображение 139" draw:style-name="gr1" draw:text-style-name="P1" svg:width="0.847cm" svg:height="0.847cm" svg:x="1.465cm" svg:y="157.267cm">
            <draw:image xlink:href="Pictures/200000090000035000000350BF8A2E3E.svm" xlink:type="simple" xlink:show="embed" xlink:actuate="onLoad">
              <text:p/>
            </draw:image>
          </draw:frame>
          <draw:frame draw:z-index="139" draw:name="Изображение 140" draw:style-name="gr1" draw:text-style-name="P1" svg:width="0.847cm" svg:height="0.847cm" svg:x="1.465cm" svg:y="158.398cm">
            <draw:image xlink:href="Pictures/20000009000003500000035074DB9EAB.svm" xlink:type="simple" xlink:show="embed" xlink:actuate="onLoad">
              <text:p/>
            </draw:image>
          </draw:frame>
          <draw:frame draw:z-index="140" draw:name="Изображение 141" draw:style-name="gr1" draw:text-style-name="P1" svg:width="0.847cm" svg:height="0.847cm" svg:x="1.465cm" svg:y="159.529cm">
            <draw:image xlink:href="Pictures/200000090000035000000350A2A2DF6F.svm" xlink:type="simple" xlink:show="embed" xlink:actuate="onLoad">
              <text:p/>
            </draw:image>
          </draw:frame>
          <draw:frame draw:z-index="141" draw:name="Изображение 142" draw:style-name="gr1" draw:text-style-name="P1" svg:width="0.847cm" svg:height="0.847cm" svg:x="1.465cm" svg:y="160.659cm">
            <draw:image xlink:href="Pictures/20000009000003500000035060722BF4.svm" xlink:type="simple" xlink:show="embed" xlink:actuate="onLoad">
              <text:p/>
            </draw:image>
          </draw:frame>
          <draw:frame draw:z-index="142" draw:name="Изображение 143" draw:style-name="gr1" draw:text-style-name="P1" svg:width="0.847cm" svg:height="0.847cm" svg:x="1.465cm" svg:y="161.79cm">
            <draw:image xlink:href="Pictures/200000090000035000000350606D767B.svm" xlink:type="simple" xlink:show="embed" xlink:actuate="onLoad">
              <text:p/>
            </draw:image>
          </draw:frame>
          <draw:frame draw:z-index="143" draw:name="Изображение 144" draw:style-name="gr1" draw:text-style-name="P1" svg:width="0.847cm" svg:height="0.847cm" svg:x="1.465cm" svg:y="162.921cm">
            <draw:image xlink:href="Pictures/2000000900000350000003506FD79E8F.svm" xlink:type="simple" xlink:show="embed" xlink:actuate="onLoad">
              <text:p/>
            </draw:image>
          </draw:frame>
          <draw:frame draw:z-index="144" draw:name="Изображение 145" draw:style-name="gr1" draw:text-style-name="P1" svg:width="0.847cm" svg:height="0.847cm" svg:x="1.465cm" svg:y="164.051cm">
            <draw:image xlink:href="Pictures/2000000900000350000003509AED0B23.svm" xlink:type="simple" xlink:show="embed" xlink:actuate="onLoad">
              <text:p/>
            </draw:image>
          </draw:frame>
          <draw:frame draw:z-index="145" draw:name="Изображение 146" draw:style-name="gr1" draw:text-style-name="P1" svg:width="0.847cm" svg:height="0.847cm" svg:x="1.465cm" svg:y="165.182cm">
            <draw:image xlink:href="Pictures/20000009000003500000035085EE18AD.svm" xlink:type="simple" xlink:show="embed" xlink:actuate="onLoad">
              <text:p/>
            </draw:image>
          </draw:frame>
          <draw:frame draw:z-index="146" draw:name="Изображение 147" draw:style-name="gr1" draw:text-style-name="P1" svg:width="0.847cm" svg:height="0.847cm" svg:x="1.465cm" svg:y="166.312cm">
            <draw:image xlink:href="Pictures/200000090000035000000350A28BB7AC.svm" xlink:type="simple" xlink:show="embed" xlink:actuate="onLoad">
              <text:p/>
            </draw:image>
          </draw:frame>
          <draw:frame draw:z-index="147" draw:name="Изображение 148" draw:style-name="gr1" draw:text-style-name="P1" svg:width="0.847cm" svg:height="0.847cm" svg:x="1.465cm" svg:y="167.443cm">
            <draw:image xlink:href="Pictures/20000009000003500000035069B3A8D8.svm" xlink:type="simple" xlink:show="embed" xlink:actuate="onLoad">
              <text:p/>
            </draw:image>
          </draw:frame>
          <draw:frame draw:z-index="148" draw:name="Изображение 149" draw:style-name="gr1" draw:text-style-name="P1" svg:width="0.847cm" svg:height="0.847cm" svg:x="1.465cm" svg:y="168.574cm">
            <draw:image xlink:href="Pictures/20000009000003500000035077CC6A60.svm" xlink:type="simple" xlink:show="embed" xlink:actuate="onLoad">
              <text:p/>
            </draw:image>
          </draw:frame>
          <draw:frame draw:z-index="149" draw:name="Изображение 150" draw:style-name="gr1" draw:text-style-name="P1" svg:width="0.847cm" svg:height="0.847cm" svg:x="1.465cm" svg:y="169.704cm">
            <draw:image xlink:href="Pictures/200000090000035000000350F0FDCB66.svm" xlink:type="simple" xlink:show="embed" xlink:actuate="onLoad">
              <text:p/>
            </draw:image>
          </draw:frame>
          <draw:frame draw:z-index="150" draw:name="Изображение 151" draw:style-name="gr1" draw:text-style-name="P1" svg:width="0.847cm" svg:height="0.847cm" svg:x="1.465cm" svg:y="170.835cm">
            <draw:image xlink:href="Pictures/20000009000003500000035042709B19.svm" xlink:type="simple" xlink:show="embed" xlink:actuate="onLoad">
              <text:p/>
            </draw:image>
          </draw:frame>
          <draw:frame draw:z-index="151" draw:name="Изображение 152" draw:style-name="gr1" draw:text-style-name="P1" svg:width="0.847cm" svg:height="0.847cm" svg:x="1.465cm" svg:y="171.966cm">
            <draw:image xlink:href="Pictures/20000009000003500000035035B94D72.svm" xlink:type="simple" xlink:show="embed" xlink:actuate="onLoad">
              <text:p/>
            </draw:image>
          </draw:frame>
          <draw:frame draw:z-index="152" draw:name="Изображение 153" draw:style-name="gr1" draw:text-style-name="P1" svg:width="0.847cm" svg:height="0.847cm" svg:x="1.465cm" svg:y="173.096cm">
            <draw:image xlink:href="Pictures/20000009000003500000035021364067.svm" xlink:type="simple" xlink:show="embed" xlink:actuate="onLoad">
              <text:p/>
            </draw:image>
          </draw:frame>
          <draw:frame draw:z-index="153" draw:name="Изображение 154" draw:style-name="gr1" draw:text-style-name="P1" svg:width="0.847cm" svg:height="0.847cm" svg:x="1.465cm" svg:y="174.227cm">
            <draw:image xlink:href="Pictures/200000090000035000000350FBEEDAE7.svm" xlink:type="simple" xlink:show="embed" xlink:actuate="onLoad">
              <text:p/>
            </draw:image>
          </draw:frame>
          <draw:frame draw:z-index="154" draw:name="Изображение 155" draw:style-name="gr1" draw:text-style-name="P1" svg:width="0.847cm" svg:height="0.847cm" svg:x="1.465cm" svg:y="175.358cm">
            <draw:image xlink:href="Pictures/20000009000003500000035061359B5F.svm" xlink:type="simple" xlink:show="embed" xlink:actuate="onLoad">
              <text:p/>
            </draw:image>
          </draw:frame>
          <draw:frame draw:z-index="155" draw:name="Изображение 156" draw:style-name="gr1" draw:text-style-name="P1" svg:width="0.847cm" svg:height="0.847cm" svg:x="1.465cm" svg:y="176.488cm">
            <draw:image xlink:href="Pictures/200000090000035000000350E2664DA0.svm" xlink:type="simple" xlink:show="embed" xlink:actuate="onLoad">
              <text:p/>
            </draw:image>
          </draw:frame>
          <draw:frame draw:z-index="156" draw:name="Изображение 157" draw:style-name="gr1" draw:text-style-name="P1" svg:width="0.847cm" svg:height="0.847cm" svg:x="1.465cm" svg:y="177.619cm">
            <draw:image xlink:href="Pictures/20000009000003500000035068883C26.svm" xlink:type="simple" xlink:show="embed" xlink:actuate="onLoad">
              <text:p/>
            </draw:image>
          </draw:frame>
          <draw:frame draw:z-index="157" draw:name="Изображение 158" draw:style-name="gr1" draw:text-style-name="P1" svg:width="0.847cm" svg:height="0.847cm" svg:x="1.465cm" svg:y="178.75cm">
            <draw:image xlink:href="Pictures/200000090000035000000350AFE37507.svm" xlink:type="simple" xlink:show="embed" xlink:actuate="onLoad">
              <text:p/>
            </draw:image>
          </draw:frame>
          <draw:frame draw:z-index="158" draw:name="Изображение 159" draw:style-name="gr1" draw:text-style-name="P1" svg:width="0.847cm" svg:height="0.847cm" svg:x="1.465cm" svg:y="179.88cm">
            <draw:image xlink:href="Pictures/200000090000035000000350B5E13C1B.svm" xlink:type="simple" xlink:show="embed" xlink:actuate="onLoad">
              <text:p/>
            </draw:image>
          </draw:frame>
          <draw:frame draw:z-index="159" draw:name="Изображение 160" draw:style-name="gr1" draw:text-style-name="P1" svg:width="0.847cm" svg:height="0.847cm" svg:x="1.465cm" svg:y="181.011cm">
            <draw:image xlink:href="Pictures/20000009000003500000035074916B70.svm" xlink:type="simple" xlink:show="embed" xlink:actuate="onLoad">
              <text:p/>
            </draw:image>
          </draw:frame>
          <draw:frame draw:z-index="160" draw:name="Изображение 161" draw:style-name="gr1" draw:text-style-name="P1" svg:width="0.847cm" svg:height="0.847cm" svg:x="1.465cm" svg:y="182.142cm">
            <draw:image xlink:href="Pictures/200000090000035000000350E569A223.svm" xlink:type="simple" xlink:show="embed" xlink:actuate="onLoad">
              <text:p/>
            </draw:image>
          </draw:frame>
          <draw:frame draw:z-index="161" draw:name="Изображение 162" draw:style-name="gr1" draw:text-style-name="P1" svg:width="0.847cm" svg:height="0.847cm" svg:x="1.465cm" svg:y="183.272cm">
            <draw:image xlink:href="Pictures/2000000900000350000003507145B9F3.svm" xlink:type="simple" xlink:show="embed" xlink:actuate="onLoad">
              <text:p/>
            </draw:image>
          </draw:frame>
          <draw:frame draw:z-index="162" draw:name="Изображение 163" draw:style-name="gr1" draw:text-style-name="P1" svg:width="0.847cm" svg:height="0.847cm" svg:x="1.465cm" svg:y="184.403cm">
            <draw:image xlink:href="Pictures/200000090000035000000350FB0FF094.svm" xlink:type="simple" xlink:show="embed" xlink:actuate="onLoad">
              <text:p/>
            </draw:image>
          </draw:frame>
          <draw:frame draw:z-index="163" draw:name="Изображение 164" draw:style-name="gr1" draw:text-style-name="P1" svg:width="0.847cm" svg:height="0.847cm" svg:x="1.465cm" svg:y="185.534cm">
            <draw:image xlink:href="Pictures/20000009000003500000035001BA85F2.svm" xlink:type="simple" xlink:show="embed" xlink:actuate="onLoad">
              <text:p/>
            </draw:image>
          </draw:frame>
          <draw:frame draw:z-index="164" draw:name="Изображение 165" draw:style-name="gr1" draw:text-style-name="P1" svg:width="0.847cm" svg:height="0.847cm" svg:x="1.465cm" svg:y="186.664cm">
            <draw:image xlink:href="Pictures/2000000900000350000003507ADD0639.svm" xlink:type="simple" xlink:show="embed" xlink:actuate="onLoad">
              <text:p/>
            </draw:image>
          </draw:frame>
          <draw:frame draw:z-index="165" draw:name="Изображение 166" draw:style-name="gr1" draw:text-style-name="P1" svg:width="0.847cm" svg:height="0.847cm" svg:x="1.438cm" svg:y="187.796cm">
            <draw:image xlink:href="Pictures/2000000900000350000003504F0A39BC.svm" xlink:type="simple" xlink:show="embed" xlink:actuate="onLoad">
              <text:p/>
            </draw:image>
          </draw:frame>
          <draw:frame draw:z-index="166" draw:name="Изображение 167" draw:style-name="gr1" draw:text-style-name="P1" svg:width="0.847cm" svg:height="0.847cm" svg:x="1.438cm" svg:y="188.927cm">
            <draw:image xlink:href="Pictures/200000090000035000000350A59D61C8.svm" xlink:type="simple" xlink:show="embed" xlink:actuate="onLoad">
              <text:p/>
            </draw:image>
          </draw:frame>
          <draw:frame draw:z-index="167" draw:name="Изображение 168" draw:style-name="gr1" draw:text-style-name="P1" svg:width="0.847cm" svg:height="0.847cm" svg:x="1.438cm" svg:y="190.057cm">
            <draw:image xlink:href="Pictures/2000000900000350000003502B7FD020.svm" xlink:type="simple" xlink:show="embed" xlink:actuate="onLoad">
              <text:p/>
            </draw:image>
          </draw:frame>
          <draw:frame draw:z-index="168" draw:name="Изображение 169" draw:style-name="gr1" draw:text-style-name="P1" svg:width="0.847cm" svg:height="0.847cm" svg:x="1.438cm" svg:y="191.188cm">
            <draw:image xlink:href="Pictures/2000000900000350000003501DAA1973.svm" xlink:type="simple" xlink:show="embed" xlink:actuate="onLoad">
              <text:p/>
            </draw:image>
          </draw:frame>
          <draw:frame draw:z-index="169" draw:name="Изображение 170" draw:style-name="gr1" draw:text-style-name="P1" svg:width="0.847cm" svg:height="0.847cm" svg:x="1.438cm" svg:y="192.318cm">
            <draw:image xlink:href="Pictures/200000090000035000000350F6ABE974.svm" xlink:type="simple" xlink:show="embed" xlink:actuate="onLoad">
              <text:p/>
            </draw:image>
          </draw:frame>
          <draw:frame draw:z-index="170" draw:name="Изображение 171" draw:style-name="gr1" draw:text-style-name="P1" svg:width="0.847cm" svg:height="0.847cm" svg:x="1.438cm" svg:y="193.449cm">
            <draw:image xlink:href="Pictures/200000090000035000000350F0E037E1.svm" xlink:type="simple" xlink:show="embed" xlink:actuate="onLoad">
              <text:p/>
            </draw:image>
          </draw:frame>
          <draw:frame draw:z-index="171" draw:name="Изображение 172" draw:style-name="gr1" draw:text-style-name="P1" svg:width="0.847cm" svg:height="0.847cm" svg:x="1.438cm" svg:y="194.58cm">
            <draw:image xlink:href="Pictures/200000090000035000000350BB77F55D.svm" xlink:type="simple" xlink:show="embed" xlink:actuate="onLoad">
              <text:p/>
            </draw:image>
          </draw:frame>
          <draw:frame draw:z-index="172" draw:name="Изображение 173" draw:style-name="gr1" draw:text-style-name="P1" svg:width="0.847cm" svg:height="0.847cm" svg:x="1.438cm" svg:y="195.71cm">
            <draw:image xlink:href="Pictures/200000090000035000000350349AA454.svm" xlink:type="simple" xlink:show="embed" xlink:actuate="onLoad">
              <text:p/>
            </draw:image>
          </draw:frame>
          <draw:frame draw:z-index="173" draw:name="Изображение 174" draw:style-name="gr1" draw:text-style-name="P1" svg:width="0.847cm" svg:height="0.847cm" svg:x="1.438cm" svg:y="196.841cm">
            <draw:image xlink:href="Pictures/200000090000035000000350F7A2BD1F.svm" xlink:type="simple" xlink:show="embed" xlink:actuate="onLoad">
              <text:p/>
            </draw:image>
          </draw:frame>
          <draw:frame draw:z-index="174" draw:name="Изображение 175" draw:style-name="gr1" draw:text-style-name="P1" svg:width="0.847cm" svg:height="0.847cm" svg:x="1.438cm" svg:y="197.972cm">
            <draw:image xlink:href="Pictures/200000090000035000000350B24AE78C.svm" xlink:type="simple" xlink:show="embed" xlink:actuate="onLoad">
              <text:p/>
            </draw:image>
          </draw:frame>
          <draw:frame draw:z-index="175" draw:name="Изображение 176" draw:style-name="gr1" draw:text-style-name="P1" svg:width="0.847cm" svg:height="0.847cm" svg:x="1.438cm" svg:y="199.102cm">
            <draw:image xlink:href="Pictures/2000000900000350000003500399D79E.svm" xlink:type="simple" xlink:show="embed" xlink:actuate="onLoad">
              <text:p/>
            </draw:image>
          </draw:frame>
          <draw:frame draw:z-index="176" draw:name="Изображение 177" draw:style-name="gr1" draw:text-style-name="P1" svg:width="0.847cm" svg:height="0.847cm" svg:x="1.438cm" svg:y="200.233cm">
            <draw:image xlink:href="Pictures/200000090000035000000350A60A2096.svm" xlink:type="simple" xlink:show="embed" xlink:actuate="onLoad">
              <text:p/>
            </draw:image>
          </draw:frame>
          <draw:frame draw:z-index="177" draw:name="Изображение 178" draw:style-name="gr1" draw:text-style-name="P1" svg:width="0.847cm" svg:height="0.847cm" svg:x="1.438cm" svg:y="201.364cm">
            <draw:image xlink:href="Pictures/20000009000003500000035040A21878.svm" xlink:type="simple" xlink:show="embed" xlink:actuate="onLoad">
              <text:p/>
            </draw:image>
          </draw:frame>
          <draw:frame draw:z-index="178" draw:name="Изображение 179" draw:style-name="gr1" draw:text-style-name="P1" svg:width="0.847cm" svg:height="0.847cm" svg:x="1.438cm" svg:y="202.494cm">
            <draw:image xlink:href="Pictures/20000009000003500000035051526E92.svm" xlink:type="simple" xlink:show="embed" xlink:actuate="onLoad">
              <text:p/>
            </draw:image>
          </draw:frame>
          <draw:frame draw:z-index="179" draw:name="Изображение 180" draw:style-name="gr1" draw:text-style-name="P1" svg:width="0.847cm" svg:height="0.847cm" svg:x="1.437cm" svg:y="204.782cm">
            <draw:image xlink:href="Pictures/2000000900000350000003500FD5B0EA.svm" xlink:type="simple" xlink:show="embed" xlink:actuate="onLoad">
              <text:p/>
            </draw:image>
          </draw:frame>
          <draw:frame draw:z-index="180" draw:name="Изображение 181" draw:style-name="gr1" draw:text-style-name="P1" svg:width="0.847cm" svg:height="0.847cm" svg:x="1.437cm" svg:y="205.913cm">
            <draw:image xlink:href="Pictures/20000009000003500000035011D6EAAC.svm" xlink:type="simple" xlink:show="embed" xlink:actuate="onLoad">
              <text:p/>
            </draw:image>
          </draw:frame>
          <draw:frame draw:z-index="181" draw:name="Изображение 182" draw:style-name="gr1" draw:text-style-name="P1" svg:width="0.847cm" svg:height="0.847cm" svg:x="1.437cm" svg:y="207.043cm">
            <draw:image xlink:href="Pictures/2000000900000350000003502D86E811.svm" xlink:type="simple" xlink:show="embed" xlink:actuate="onLoad">
              <text:p/>
            </draw:image>
          </draw:frame>
          <draw:frame draw:z-index="182" draw:name="Изображение 183" draw:style-name="gr1" draw:text-style-name="P1" svg:width="0.847cm" svg:height="0.847cm" svg:x="1.437cm" svg:y="208.174cm">
            <draw:image xlink:href="Pictures/200000090000035000000350C93CC6CE.svm" xlink:type="simple" xlink:show="embed" xlink:actuate="onLoad">
              <text:p/>
            </draw:image>
          </draw:frame>
          <draw:frame draw:z-index="183" draw:name="Изображение 184" draw:style-name="gr1" draw:text-style-name="P1" svg:width="0.847cm" svg:height="0.847cm" svg:x="1.437cm" svg:y="209.305cm">
            <draw:image xlink:href="Pictures/20000009000003500000035005C201DD.svm" xlink:type="simple" xlink:show="embed" xlink:actuate="onLoad">
              <text:p/>
            </draw:image>
          </draw:frame>
          <draw:frame draw:z-index="184" draw:name="Изображение 185" draw:style-name="gr1" draw:text-style-name="P1" svg:width="0.847cm" svg:height="0.847cm" svg:x="1.437cm" svg:y="210.435cm">
            <draw:image xlink:href="Pictures/200000090000035000000350B33BD1FE.svm" xlink:type="simple" xlink:show="embed" xlink:actuate="onLoad">
              <text:p/>
            </draw:image>
          </draw:frame>
          <draw:frame draw:z-index="185" draw:name="Изображение 186" draw:style-name="gr1" draw:text-style-name="P1" svg:width="0.847cm" svg:height="0.847cm" svg:x="1.437cm" svg:y="211.566cm">
            <draw:image xlink:href="Pictures/200000090000035000000350BD284B71.svm" xlink:type="simple" xlink:show="embed" xlink:actuate="onLoad">
              <text:p/>
            </draw:image>
          </draw:frame>
          <draw:frame draw:z-index="186" draw:name="Изображение 187" draw:style-name="gr1" draw:text-style-name="P1" svg:width="0.847cm" svg:height="0.847cm" svg:x="1.437cm" svg:y="212.697cm">
            <draw:image xlink:href="Pictures/2000000900000350000003508D873842.svm" xlink:type="simple" xlink:show="embed" xlink:actuate="onLoad">
              <text:p/>
            </draw:image>
          </draw:frame>
          <draw:frame draw:z-index="187" draw:name="Изображение 188" draw:style-name="gr1" draw:text-style-name="P1" svg:width="0.847cm" svg:height="0.847cm" svg:x="1.437cm" svg:y="213.827cm">
            <draw:image xlink:href="Pictures/2000000900000350000003505C072E92.svm" xlink:type="simple" xlink:show="embed" xlink:actuate="onLoad">
              <text:p/>
            </draw:image>
          </draw:frame>
          <draw:frame draw:z-index="188" draw:name="Изображение 189" draw:style-name="gr1" draw:text-style-name="P1" svg:width="0.847cm" svg:height="0.847cm" svg:x="1.437cm" svg:y="214.958cm">
            <draw:image xlink:href="Pictures/200000090000035000000350AF434307.svm" xlink:type="simple" xlink:show="embed" xlink:actuate="onLoad">
              <text:p/>
            </draw:image>
          </draw:frame>
          <draw:frame draw:z-index="189" draw:name="Изображение 190" draw:style-name="gr1" draw:text-style-name="P1" svg:width="0.847cm" svg:height="0.847cm" svg:x="1.45cm" svg:y="216.062cm">
            <draw:image xlink:href="Pictures/200000090000035000000350589B1359.svm" xlink:type="simple" xlink:show="embed" xlink:actuate="onLoad">
              <text:p/>
            </draw:image>
          </draw:frame>
          <draw:frame draw:z-index="190" draw:name="Изображение 191" draw:style-name="gr1" draw:text-style-name="P1" svg:width="0.847cm" svg:height="0.847cm" svg:x="1.438cm" svg:y="217.139cm">
            <draw:image xlink:href="Pictures/2000000900000350000003504D869C9B.svm" xlink:type="simple" xlink:show="embed" xlink:actuate="onLoad">
              <text:p/>
            </draw:image>
          </draw:frame>
          <draw:frame draw:z-index="191" draw:name="Изображение 192" draw:style-name="gr1" draw:text-style-name="P1" svg:width="0.847cm" svg:height="0.847cm" svg:x="1.438cm" svg:y="203.625cm">
            <draw:image xlink:href="Pictures/20000009000003500000035071A6B5F1.svm" xlink:type="simple" xlink:show="embed" xlink:actuate="onLoad">
              <text:p/>
            </draw:image>
          </draw:frame>
          <draw:frame draw:z-index="192" draw:name="Изображение 193" draw:style-name="gr1" draw:text-style-name="P1" svg:width="0.847cm" svg:height="0.847cm" svg:x="1.41cm" svg:y="218.323cm">
            <draw:image xlink:href="Pictures/2000000900000350000003501108B370.svm" xlink:type="simple" xlink:show="embed" xlink:actuate="onLoad">
              <text:p/>
            </draw:image>
          </draw:frame>
          <draw:frame draw:z-index="193" draw:name="Изображение 194" draw:style-name="gr1" draw:text-style-name="P1" svg:width="0.847cm" svg:height="0.847cm" svg:x="1.438cm" svg:y="219.427cm">
            <draw:image xlink:href="Pictures/2000000900000350000003507A3E9E44.svm" xlink:type="simple" xlink:show="embed" xlink:actuate="onLoad">
              <text:p/>
            </draw:image>
          </draw:frame>
          <draw:frame draw:z-index="194" draw:name="Изображение 195" draw:style-name="gr1" draw:text-style-name="P1" svg:width="0.847cm" svg:height="0.847cm" svg:x="1.438cm" svg:y="220.558cm">
            <draw:image xlink:href="Pictures/2000000900000350000003508BFD8222.svm" xlink:type="simple" xlink:show="embed" xlink:actuate="onLoad">
              <text:p/>
            </draw:image>
          </draw:frame>
          <draw:frame draw:z-index="195" draw:name="Изображение 196" draw:style-name="gr1" draw:text-style-name="P1" svg:width="0.847cm" svg:height="0.847cm" svg:x="1.438cm" svg:y="221.688cm">
            <draw:image xlink:href="Pictures/20000009000003500000035068DAAEC4.svm" xlink:type="simple" xlink:show="embed" xlink:actuate="onLoad">
              <text:p/>
            </draw:image>
          </draw:frame>
          <draw:frame draw:z-index="196" draw:name="Изображение 197" draw:style-name="gr1" draw:text-style-name="P1" svg:width="0.847cm" svg:height="0.847cm" svg:x="1.438cm" svg:y="222.819cm">
            <draw:image xlink:href="Pictures/200000090000035000000350E3130239.svm" xlink:type="simple" xlink:show="embed" xlink:actuate="onLoad">
              <text:p/>
            </draw:image>
          </draw:frame>
          <draw:frame draw:z-index="197" draw:name="Изображение 198" draw:style-name="gr1" draw:text-style-name="P1" svg:width="0.847cm" svg:height="0.847cm" svg:x="1.438cm" svg:y="223.95cm">
            <draw:image xlink:href="Pictures/2000000900000350000003500D0A6986.svm" xlink:type="simple" xlink:show="embed" xlink:actuate="onLoad">
              <text:p/>
            </draw:image>
          </draw:frame>
          <draw:frame draw:z-index="198" draw:name="Изображение 199" draw:style-name="gr1" draw:text-style-name="P1" svg:width="0.847cm" svg:height="0.847cm" svg:x="1.438cm" svg:y="225.08cm">
            <draw:image xlink:href="Pictures/200000090000035000000350353D8733.svm" xlink:type="simple" xlink:show="embed" xlink:actuate="onLoad">
              <text:p/>
            </draw:image>
          </draw:frame>
          <draw:frame draw:z-index="199" draw:name="Изображение 200" draw:style-name="gr1" draw:text-style-name="P1" svg:width="0.847cm" svg:height="0.847cm" svg:x="1.438cm" svg:y="226.211cm">
            <draw:image xlink:href="Pictures/2000000900000350000003509E37B47B.svm" xlink:type="simple" xlink:show="embed" xlink:actuate="onLoad">
              <text:p/>
            </draw:image>
          </draw:frame>
          <draw:frame draw:z-index="200" draw:name="Изображение 201" draw:style-name="gr1" draw:text-style-name="P1" svg:width="0.847cm" svg:height="0.847cm" svg:x="1.438cm" svg:y="227.342cm">
            <draw:image xlink:href="Pictures/200000090000035000000350C0A28C41.svm" xlink:type="simple" xlink:show="embed" xlink:actuate="onLoad">
              <text:p/>
            </draw:image>
          </draw:frame>
          <draw:frame draw:z-index="201" draw:name="Изображение 202" draw:style-name="gr1" draw:text-style-name="P1" svg:width="0.847cm" svg:height="0.847cm" svg:x="1.438cm" svg:y="228.472cm">
            <draw:image xlink:href="Pictures/200000090000035000000350808D9EDA.svm" xlink:type="simple" xlink:show="embed" xlink:actuate="onLoad">
              <text:p/>
            </draw:image>
          </draw:frame>
          <draw:frame draw:z-index="202" draw:name="Изображение 203" draw:style-name="gr1" draw:text-style-name="P1" svg:width="0.847cm" svg:height="0.847cm" svg:x="1.438cm" svg:y="229.603cm">
            <draw:image xlink:href="Pictures/20000009000003500000035036149C9E.svm" xlink:type="simple" xlink:show="embed" xlink:actuate="onLoad">
              <text:p/>
            </draw:image>
          </draw:frame>
          <draw:frame draw:z-index="203" draw:name="Изображение 204" draw:style-name="gr1" draw:text-style-name="P1" svg:width="0.847cm" svg:height="0.847cm" svg:x="1.466cm" svg:y="230.734cm">
            <draw:image xlink:href="Pictures/200000090000035000000350F6AC2CF8.svm" xlink:type="simple" xlink:show="embed" xlink:actuate="onLoad">
              <text:p/>
            </draw:image>
          </draw:frame>
          <draw:frame draw:z-index="204" draw:name="Изображение 205" draw:style-name="gr1" draw:text-style-name="P1" svg:width="0.847cm" svg:height="0.847cm" svg:x="1.466cm" svg:y="231.864cm">
            <draw:image xlink:href="Pictures/200000090000035000000350DC03B131.svm" xlink:type="simple" xlink:show="embed" xlink:actuate="onLoad">
              <text:p/>
            </draw:image>
          </draw:frame>
          <draw:frame draw:z-index="205" draw:name="Изображение 206" draw:style-name="gr1" draw:text-style-name="P1" svg:width="0.847cm" svg:height="0.847cm" svg:x="1.466cm" svg:y="232.995cm">
            <draw:image xlink:href="Pictures/2000000900000350000003503A4055C3.svm" xlink:type="simple" xlink:show="embed" xlink:actuate="onLoad">
              <text:p/>
            </draw:image>
          </draw:frame>
          <draw:frame draw:z-index="206" draw:name="Изображение 207" draw:style-name="gr1" draw:text-style-name="P1" svg:width="0.847cm" svg:height="0.847cm" svg:x="1.466cm" svg:y="234.126cm">
            <draw:image xlink:href="Pictures/200000090000035000000350205B6320.svm" xlink:type="simple" xlink:show="embed" xlink:actuate="onLoad">
              <text:p/>
            </draw:image>
          </draw:frame>
          <draw:frame draw:z-index="207" draw:name="Изображение 208" draw:style-name="gr1" draw:text-style-name="P1" svg:width="0.847cm" svg:height="0.847cm" svg:x="1.466cm" svg:y="235.256cm">
            <draw:image xlink:href="Pictures/200000090000035000000350302E6980.svm" xlink:type="simple" xlink:show="embed" xlink:actuate="onLoad">
              <text:p/>
            </draw:image>
          </draw:frame>
          <draw:frame draw:z-index="208" draw:name="Изображение 209" draw:style-name="gr1" draw:text-style-name="P1" svg:width="0.847cm" svg:height="0.847cm" svg:x="1.466cm" svg:y="236.387cm">
            <draw:image xlink:href="Pictures/20000009000003500000035064B56A07.svm" xlink:type="simple" xlink:show="embed" xlink:actuate="onLoad">
              <text:p/>
            </draw:image>
          </draw:frame>
          <draw:frame draw:z-index="209" draw:name="Изображение 210" draw:style-name="gr1" draw:text-style-name="P1" svg:width="0.847cm" svg:height="0.847cm" svg:x="1.466cm" svg:y="237.518cm">
            <draw:image xlink:href="Pictures/20000009000003500000035090E004C3.svm" xlink:type="simple" xlink:show="embed" xlink:actuate="onLoad">
              <text:p/>
            </draw:image>
          </draw:frame>
          <draw:frame draw:z-index="210" draw:name="Изображение 211" draw:style-name="gr1" draw:text-style-name="P1" svg:width="0.847cm" svg:height="0.847cm" svg:x="1.466cm" svg:y="238.648cm">
            <draw:image xlink:href="Pictures/20000009000003500000035028A303D2.svm" xlink:type="simple" xlink:show="embed" xlink:actuate="onLoad">
              <text:p/>
            </draw:image>
          </draw:frame>
          <draw:frame draw:z-index="211" draw:name="Изображение 212" draw:style-name="gr1" draw:text-style-name="P1" svg:width="0.847cm" svg:height="0.847cm" svg:x="1.466cm" svg:y="239.779cm">
            <draw:image xlink:href="Pictures/2000000900000350000003509B580446.svm" xlink:type="simple" xlink:show="embed" xlink:actuate="onLoad">
              <text:p/>
            </draw:image>
          </draw:frame>
          <draw:frame draw:z-index="212" draw:name="Изображение 213" draw:style-name="gr1" draw:text-style-name="P1" svg:width="0.847cm" svg:height="0.847cm" svg:x="1.466cm" svg:y="240.91cm">
            <draw:image xlink:href="Pictures/2000000900000350000003506DB53D7A.svm" xlink:type="simple" xlink:show="embed" xlink:actuate="onLoad">
              <text:p/>
            </draw:image>
          </draw:frame>
          <draw:frame draw:z-index="213" draw:name="Изображение 214" draw:style-name="gr1" draw:text-style-name="P1" svg:width="0.847cm" svg:height="0.847cm" svg:x="1.466cm" svg:y="242.04cm">
            <draw:image xlink:href="Pictures/20000009000003500000035027984321.svm" xlink:type="simple" xlink:show="embed" xlink:actuate="onLoad">
              <text:p/>
            </draw:image>
          </draw:frame>
          <draw:frame draw:z-index="214" draw:name="Изображение 215" draw:style-name="gr1" draw:text-style-name="P1" svg:width="0.847cm" svg:height="0.847cm" svg:x="1.466cm" svg:y="243.171cm">
            <draw:image xlink:href="Pictures/200000090000035000000350D2CC0213.svm" xlink:type="simple" xlink:show="embed" xlink:actuate="onLoad">
              <text:p/>
            </draw:image>
          </draw:frame>
          <draw:frame draw:z-index="215" draw:name="Изображение 216" draw:style-name="gr1" draw:text-style-name="P1" svg:width="0.847cm" svg:height="0.847cm" svg:x="1.466cm" svg:y="244.302cm">
            <draw:image xlink:href="Pictures/20000009000003500000035054197C7E.svm" xlink:type="simple" xlink:show="embed" xlink:actuate="onLoad">
              <text:p/>
            </draw:image>
          </draw:frame>
          <draw:frame draw:z-index="216" draw:name="Изображение 217" draw:style-name="gr1" draw:text-style-name="P1" svg:width="0.847cm" svg:height="0.847cm" svg:x="1.466cm" svg:y="245.432cm">
            <draw:image xlink:href="Pictures/2000000900000350000003505CA5E815.svm" xlink:type="simple" xlink:show="embed" xlink:actuate="onLoad">
              <text:p/>
            </draw:image>
          </draw:frame>
          <draw:frame draw:z-index="217" draw:name="Изображение 218" draw:style-name="gr1" draw:text-style-name="P1" svg:width="0.847cm" svg:height="0.847cm" svg:x="1.466cm" svg:y="246.563cm">
            <draw:image xlink:href="Pictures/200000090000035000000350555007B9.svm" xlink:type="simple" xlink:show="embed" xlink:actuate="onLoad">
              <text:p/>
            </draw:image>
          </draw:frame>
          <draw:frame draw:z-index="218" draw:name="Изображение 219" draw:style-name="gr1" draw:text-style-name="P1" svg:width="0.847cm" svg:height="0.847cm" svg:x="1.466cm" svg:y="247.693cm">
            <draw:image xlink:href="Pictures/200000090000035000000350118E6EB9.svm" xlink:type="simple" xlink:show="embed" xlink:actuate="onLoad">
              <text:p/>
            </draw:image>
          </draw:frame>
          <draw:frame draw:z-index="219" draw:name="Изображение 220" draw:style-name="gr1" draw:text-style-name="P1" svg:width="0.847cm" svg:height="0.847cm" svg:x="1.466cm" svg:y="248.824cm">
            <draw:image xlink:href="Pictures/200000090000035000000350AAF64381.svm" xlink:type="simple" xlink:show="embed" xlink:actuate="onLoad">
              <text:p/>
            </draw:image>
          </draw:frame>
          <draw:frame draw:z-index="220" draw:name="Изображение 221" draw:style-name="gr1" draw:text-style-name="P1" svg:width="0.847cm" svg:height="0.847cm" svg:x="1.466cm" svg:y="249.955cm">
            <draw:image xlink:href="Pictures/2000000900000350000003502B3CDB97.svm" xlink:type="simple" xlink:show="embed" xlink:actuate="onLoad">
              <text:p/>
            </draw:image>
          </draw:frame>
          <draw:frame draw:z-index="221" draw:name="Изображение 222" draw:style-name="gr1" draw:text-style-name="P1" svg:width="0.847cm" svg:height="0.847cm" svg:x="1.466cm" svg:y="251.085cm">
            <draw:image xlink:href="Pictures/20000009000003500000035019C44806.svm" xlink:type="simple" xlink:show="embed" xlink:actuate="onLoad">
              <text:p/>
            </draw:image>
          </draw:frame>
          <draw:frame draw:z-index="222" draw:name="Изображение 223" draw:style-name="gr1" draw:text-style-name="P1" svg:width="0.847cm" svg:height="0.847cm" svg:x="1.466cm" svg:y="252.216cm">
            <draw:image xlink:href="Pictures/2000000900000350000003502F8F3659.svm" xlink:type="simple" xlink:show="embed" xlink:actuate="onLoad">
              <text:p/>
            </draw:image>
          </draw:frame>
          <draw:frame draw:z-index="223" draw:name="Изображение 224" draw:style-name="gr1" draw:text-style-name="P1" svg:width="0.847cm" svg:height="0.847cm" svg:x="1.466cm" svg:y="253.347cm">
            <draw:image xlink:href="Pictures/200000090000035000000350ABAB6DA1.svm" xlink:type="simple" xlink:show="embed" xlink:actuate="onLoad">
              <text:p/>
            </draw:image>
          </draw:frame>
          <draw:frame draw:z-index="224" draw:name="Изображение 225" draw:style-name="gr1" draw:text-style-name="P1" svg:width="0.847cm" svg:height="0.847cm" svg:x="1.466cm" svg:y="254.477cm">
            <draw:image xlink:href="Pictures/20000009000003500000035067744400.svm" xlink:type="simple" xlink:show="embed" xlink:actuate="onLoad">
              <text:p/>
            </draw:image>
          </draw:frame>
          <draw:frame draw:z-index="225" draw:name="Изображение 226" draw:style-name="gr1" draw:text-style-name="P1" svg:width="0.847cm" svg:height="0.847cm" svg:x="1.466cm" svg:y="255.608cm">
            <draw:image xlink:href="Pictures/200000090000035000000350423F0E85.svm" xlink:type="simple" xlink:show="embed" xlink:actuate="onLoad">
              <text:p/>
            </draw:image>
          </draw:frame>
          <draw:frame draw:z-index="226" draw:name="Изображение 227" draw:style-name="gr1" draw:text-style-name="P1" svg:width="0.847cm" svg:height="0.847cm" svg:x="1.466cm" svg:y="256.739cm">
            <draw:image xlink:href="Pictures/2000000900000350000003501E2F5B47.svm" xlink:type="simple" xlink:show="embed" xlink:actuate="onLoad">
              <text:p/>
            </draw:image>
          </draw:frame>
          <draw:frame draw:z-index="227" draw:name="Изображение 228" draw:style-name="gr1" draw:text-style-name="P1" svg:width="0.847cm" svg:height="0.847cm" svg:x="1.466cm" svg:y="257.869cm">
            <draw:image xlink:href="Pictures/200000090000035000000350022F652D.svm" xlink:type="simple" xlink:show="embed" xlink:actuate="onLoad">
              <text:p/>
            </draw:image>
          </draw:frame>
          <draw:frame draw:z-index="228" draw:name="Изображение 229" draw:style-name="gr1" draw:text-style-name="P1" svg:width="0.847cm" svg:height="0.847cm" svg:x="1.466cm" svg:y="259cm">
            <draw:image xlink:href="Pictures/20000009000003500000035010BFDD59.svm" xlink:type="simple" xlink:show="embed" xlink:actuate="onLoad">
              <text:p/>
            </draw:image>
          </draw:frame>
          <draw:frame draw:z-index="229" draw:name="Изображение 230" draw:style-name="gr1" draw:text-style-name="P1" svg:width="0.847cm" svg:height="0.847cm" svg:x="1.466cm" svg:y="260.131cm">
            <draw:image xlink:href="Pictures/200000090000035000000350572DD7FE.svm" xlink:type="simple" xlink:show="embed" xlink:actuate="onLoad">
              <text:p/>
            </draw:image>
          </draw:frame>
          <draw:frame draw:z-index="230" draw:name="Изображение 231" draw:style-name="gr1" draw:text-style-name="P1" svg:width="0.847cm" svg:height="0.847cm" svg:x="1.466cm" svg:y="261.261cm">
            <draw:image xlink:href="Pictures/2000000900000350000003506EA08EE0.svm" xlink:type="simple" xlink:show="embed" xlink:actuate="onLoad">
              <text:p/>
            </draw:image>
          </draw:frame>
          <draw:frame draw:z-index="231" draw:name="Изображение 232" draw:style-name="gr1" draw:text-style-name="P1" svg:width="0.847cm" svg:height="0.847cm" svg:x="1.466cm" svg:y="262.392cm">
            <draw:image xlink:href="Pictures/200000090000035000000350CC5B2D42.svm" xlink:type="simple" xlink:show="embed" xlink:actuate="onLoad">
              <text:p/>
            </draw:image>
          </draw:frame>
          <draw:frame draw:z-index="232" draw:name="Изображение 233" draw:style-name="gr1" draw:text-style-name="P1" svg:width="0.847cm" svg:height="0.847cm" svg:x="1.466cm" svg:y="263.523cm">
            <draw:image xlink:href="Pictures/200000090000035000000350D057A390.svm" xlink:type="simple" xlink:show="embed" xlink:actuate="onLoad">
              <text:p/>
            </draw:image>
          </draw:frame>
          <draw:frame draw:z-index="233" draw:name="Изображение 234" draw:style-name="gr1" draw:text-style-name="P1" svg:width="0.847cm" svg:height="0.847cm" svg:x="1.466cm" svg:y="264.653cm">
            <draw:image xlink:href="Pictures/2000000900000350000003500086C020.svm" xlink:type="simple" xlink:show="embed" xlink:actuate="onLoad">
              <text:p/>
            </draw:image>
          </draw:frame>
          <draw:frame draw:z-index="234" draw:name="Изображение 235" draw:style-name="gr1" draw:text-style-name="P1" svg:width="0.847cm" svg:height="0.847cm" svg:x="1.466cm" svg:y="265.784cm">
            <draw:image xlink:href="Pictures/200000090000035000000350368992D1.svm" xlink:type="simple" xlink:show="embed" xlink:actuate="onLoad">
              <text:p/>
            </draw:image>
          </draw:frame>
          <draw:frame draw:z-index="235" draw:name="Изображение 236" draw:style-name="gr1" draw:text-style-name="P1" svg:width="0.847cm" svg:height="0.847cm" svg:x="1.466cm" svg:y="266.915cm">
            <draw:image xlink:href="Pictures/200000090000035000000350F879FD00.svm" xlink:type="simple" xlink:show="embed" xlink:actuate="onLoad">
              <text:p/>
            </draw:image>
          </draw:frame>
          <draw:frame draw:z-index="236" draw:name="Изображение 237" draw:style-name="gr1" draw:text-style-name="P1" svg:width="0.847cm" svg:height="0.847cm" svg:x="1.466cm" svg:y="268.045cm">
            <draw:image xlink:href="Pictures/20000009000003500000035099B4750E.svm" xlink:type="simple" xlink:show="embed" xlink:actuate="onLoad">
              <text:p/>
            </draw:image>
          </draw:frame>
          <draw:frame draw:z-index="237" draw:name="Изображение 238" draw:style-name="gr1" draw:text-style-name="P1" svg:width="0.847cm" svg:height="0.847cm" svg:x="1.466cm" svg:y="269.176cm">
            <draw:image xlink:href="Pictures/200000090000035000000350CF07A870.svm" xlink:type="simple" xlink:show="embed" xlink:actuate="onLoad">
              <text:p/>
            </draw:image>
          </draw:frame>
          <draw:frame draw:z-index="238" draw:name="Изображение 239" draw:style-name="gr1" draw:text-style-name="P1" svg:width="0.847cm" svg:height="0.847cm" svg:x="1.466cm" svg:y="270.307cm">
            <draw:image xlink:href="Pictures/200000090000035000000350D70F8E12.svm" xlink:type="simple" xlink:show="embed" xlink:actuate="onLoad">
              <text:p/>
            </draw:image>
          </draw:frame>
          <draw:frame draw:z-index="239" draw:name="Изображение 240" draw:style-name="gr1" draw:text-style-name="P1" svg:width="0.847cm" svg:height="0.847cm" svg:x="1.466cm" svg:y="271.437cm">
            <draw:image xlink:href="Pictures/2000000900000350000003501D57F65A.svm" xlink:type="simple" xlink:show="embed" xlink:actuate="onLoad">
              <text:p/>
            </draw:image>
          </draw:frame>
          <draw:frame draw:z-index="240" draw:name="Изображение 241" draw:style-name="gr1" draw:text-style-name="P1" svg:width="0.847cm" svg:height="0.82cm" svg:x="1.466cm" svg:y="272.568cm">
            <draw:image xlink:href="Pictures/20000009000003500000033578AFF59D.svm" xlink:type="simple" xlink:show="embed" xlink:actuate="onLoad">
              <text:p/>
            </draw:image>
          </draw:frame>
          <draw:frame draw:z-index="241" draw:name="Изображение 242" draw:style-name="gr1" draw:text-style-name="P1" svg:width="0.847cm" svg:height="0.847cm" svg:x="1.466cm" svg:y="273.698cm">
            <draw:image xlink:href="Pictures/2000000900000350000003505C877756.svm" xlink:type="simple" xlink:show="embed" xlink:actuate="onLoad">
              <text:p/>
            </draw:image>
          </draw:frame>
          <draw:frame draw:z-index="242" draw:name="Изображение 243" draw:style-name="gr1" draw:text-style-name="P1" svg:width="0.847cm" svg:height="0.847cm" svg:x="1.466cm" svg:y="274.829cm">
            <draw:image xlink:href="Pictures/200000090000035000000350CA44D922.svm" xlink:type="simple" xlink:show="embed" xlink:actuate="onLoad">
              <text:p/>
            </draw:image>
          </draw:frame>
          <draw:frame draw:z-index="243" draw:name="Изображение 244" draw:style-name="gr1" draw:text-style-name="P1" svg:width="0.847cm" svg:height="0.847cm" svg:x="1.466cm" svg:y="275.96cm">
            <draw:image xlink:href="Pictures/2000000900000350000003505F02AA3F.svm" xlink:type="simple" xlink:show="embed" xlink:actuate="onLoad">
              <text:p/>
            </draw:image>
          </draw:frame>
          <draw:frame draw:z-index="244" draw:name="Изображение 246" draw:style-name="gr1" draw:text-style-name="P1" svg:width="0.847cm" svg:height="0.847cm" svg:x="1.466cm" svg:y="277.09cm">
            <draw:image xlink:href="Pictures/20000009000003500000035052FBFAB2.svm" xlink:type="simple" xlink:show="embed" xlink:actuate="onLoad">
              <text:p/>
            </draw:image>
          </draw:frame>
          <draw:frame draw:z-index="245" draw:name="Изображение 247" draw:style-name="gr1" draw:text-style-name="P1" svg:width="0.847cm" svg:height="0.847cm" svg:x="1.466cm" svg:y="278.221cm">
            <draw:image xlink:href="Pictures/200000090000035000000350FEF833F8.svm" xlink:type="simple" xlink:show="embed" xlink:actuate="onLoad">
              <text:p/>
            </draw:image>
          </draw:frame>
          <draw:frame draw:z-index="246" draw:name="Изображение 245" draw:style-name="gr1" draw:text-style-name="P1" svg:width="0.847cm" svg:height="0.847cm" svg:x="1.466cm" svg:y="279.352cm">
            <draw:image xlink:href="Pictures/200000090000035000000350908F9338.svm" xlink:type="simple" xlink:show="embed" xlink:actuate="onLoad">
              <text:p/>
            </draw:image>
          </draw:frame>
          <draw:frame draw:z-index="247" draw:name="Изображение 248" draw:style-name="gr1" draw:text-style-name="P1" svg:width="0.847cm" svg:height="0.847cm" svg:x="1.466cm" svg:y="280.482cm">
            <draw:image xlink:href="Pictures/2000000900000350000003505B514D1C.svm" xlink:type="simple" xlink:show="embed" xlink:actuate="onLoad">
              <text:p/>
            </draw:image>
          </draw:frame>
          <draw:frame draw:z-index="248" draw:name="Изображение 249" draw:style-name="gr1" draw:text-style-name="P1" svg:width="0.847cm" svg:height="0.847cm" svg:x="1.466cm" svg:y="281.613cm">
            <draw:image xlink:href="Pictures/200000090000035000000350F9966708.svm" xlink:type="simple" xlink:show="embed" xlink:actuate="onLoad">
              <text:p/>
            </draw:image>
          </draw:frame>
          <draw:frame draw:z-index="249" draw:name="Изображение 250" draw:style-name="gr1" draw:text-style-name="P1" svg:width="0.847cm" svg:height="0.847cm" svg:x="1.466cm" svg:y="282.744cm">
            <draw:image xlink:href="Pictures/200000090000035000000350F1302F99.svm" xlink:type="simple" xlink:show="embed" xlink:actuate="onLoad">
              <text:p/>
            </draw:image>
          </draw:frame>
          <draw:frame draw:z-index="250" draw:name="Изображение 251" draw:style-name="gr1" draw:text-style-name="P1" svg:width="0.847cm" svg:height="0.847cm" svg:x="1.466cm" svg:y="283.874cm">
            <draw:image xlink:href="Pictures/200000090000035000000350DBC36016.svm" xlink:type="simple" xlink:show="embed" xlink:actuate="onLoad">
              <text:p/>
            </draw:image>
          </draw:frame>
          <draw:frame draw:z-index="251" draw:name="Изображение 252" draw:style-name="gr1" draw:text-style-name="P1" svg:width="0.847cm" svg:height="0.847cm" svg:x="1.466cm" svg:y="285.005cm">
            <draw:image xlink:href="Pictures/2000000900000350000003501C11565E.svm" xlink:type="simple" xlink:show="embed" xlink:actuate="onLoad">
              <text:p/>
            </draw:image>
          </draw:frame>
          <draw:frame draw:z-index="252" draw:name="Изображение 253" draw:style-name="gr1" draw:text-style-name="P1" svg:width="0.847cm" svg:height="0.847cm" svg:x="1.466cm" svg:y="286.136cm">
            <draw:image xlink:href="Pictures/2000000900000350000003500E159C20.svm" xlink:type="simple" xlink:show="embed" xlink:actuate="onLoad">
              <text:p/>
            </draw:image>
          </draw:frame>
          <draw:frame draw:z-index="253" draw:name="Изображение 254" draw:style-name="gr1" draw:text-style-name="P1" svg:width="0.847cm" svg:height="0.847cm" svg:x="1.466cm" svg:y="287.266cm">
            <draw:image xlink:href="Pictures/20000009000003500000035045034D23.svm" xlink:type="simple" xlink:show="embed" xlink:actuate="onLoad">
              <text:p/>
            </draw:image>
          </draw:frame>
          <draw:frame draw:z-index="254" draw:name="Изображение 255" draw:style-name="gr1" draw:text-style-name="P1" svg:width="0.847cm" svg:height="0.847cm" svg:x="1.466cm" svg:y="288.397cm">
            <draw:image xlink:href="Pictures/2000000900000350000003508EBA6229.svm" xlink:type="simple" xlink:show="embed" xlink:actuate="onLoad">
              <text:p/>
            </draw:image>
          </draw:frame>
          <draw:frame draw:z-index="255" draw:name="Изображение 256" draw:style-name="gr1" draw:text-style-name="P1" svg:width="0.847cm" svg:height="0.847cm" svg:x="1.466cm" svg:y="289.528cm">
            <draw:image xlink:href="Pictures/2000000900000350000003504CF138BC.svm" xlink:type="simple" xlink:show="embed" xlink:actuate="onLoad">
              <text:p/>
            </draw:image>
          </draw:frame>
          <draw:frame draw:z-index="256" draw:name="Изображение 257" draw:style-name="gr1" draw:text-style-name="P1" svg:width="0.847cm" svg:height="0.847cm" svg:x="1.466cm" svg:y="290.658cm">
            <draw:image xlink:href="Pictures/200000090000035000000350CEDD4D9C.svm" xlink:type="simple" xlink:show="embed" xlink:actuate="onLoad">
              <text:p/>
            </draw:image>
          </draw:frame>
          <draw:frame draw:z-index="257" draw:name="Изображение 258" draw:style-name="gr1" draw:text-style-name="P1" svg:width="0.847cm" svg:height="0.847cm" svg:x="1.466cm" svg:y="291.789cm">
            <draw:image xlink:href="Pictures/2000000900000350000003507FB7012E.svm" xlink:type="simple" xlink:show="embed" xlink:actuate="onLoad">
              <text:p/>
            </draw:image>
          </draw:frame>
          <draw:frame draw:z-index="258" draw:name="Изображение 259" draw:style-name="gr1" draw:text-style-name="P1" svg:width="0.847cm" svg:height="0.847cm" svg:x="1.466cm" svg:y="292.92cm">
            <draw:image xlink:href="Pictures/200000090000035000000350FE05CED9.svm" xlink:type="simple" xlink:show="embed" xlink:actuate="onLoad">
              <text:p/>
            </draw:image>
          </draw:frame>
          <draw:frame draw:z-index="259" draw:name="Изображение 260" draw:style-name="gr1" draw:text-style-name="P1" svg:width="0.847cm" svg:height="0.847cm" svg:x="1.466cm" svg:y="294.05cm">
            <draw:image xlink:href="Pictures/2000000900000350000003500C3F8E62.svm" xlink:type="simple" xlink:show="embed" xlink:actuate="onLoad">
              <text:p/>
            </draw:image>
          </draw:frame>
          <draw:frame draw:z-index="260" draw:name="Изображение 261" draw:style-name="gr1" draw:text-style-name="P1" svg:width="0.847cm" svg:height="0.847cm" svg:x="1.466cm" svg:y="295.181cm">
            <draw:image xlink:href="Pictures/2000000900000350000003508B02932A.svm" xlink:type="simple" xlink:show="embed" xlink:actuate="onLoad">
              <text:p/>
            </draw:image>
          </draw:frame>
          <draw:frame draw:z-index="261" draw:name="Изображение 262" draw:style-name="gr1" draw:text-style-name="P1" svg:width="0.847cm" svg:height="0.847cm" svg:x="1.466cm" svg:y="296.312cm">
            <draw:image xlink:href="Pictures/200000090000035000000350097AD534.svm" xlink:type="simple" xlink:show="embed" xlink:actuate="onLoad">
              <text:p/>
            </draw:image>
          </draw:frame>
          <draw:frame draw:z-index="262" draw:name="Изображение 263" draw:style-name="gr1" draw:text-style-name="P1" svg:width="0.847cm" svg:height="0.847cm" svg:x="1.466cm" svg:y="297.442cm">
            <draw:image xlink:href="Pictures/200000090000035000000350F59C517D.svm" xlink:type="simple" xlink:show="embed" xlink:actuate="onLoad">
              <text:p/>
            </draw:image>
          </draw:frame>
          <draw:frame draw:z-index="263" draw:name="Изображение 264" draw:style-name="gr1" draw:text-style-name="P1" svg:width="0.847cm" svg:height="0.847cm" svg:x="1.466cm" svg:y="298.573cm">
            <draw:image xlink:href="Pictures/20000009000003500000035078915929.svm" xlink:type="simple" xlink:show="embed" xlink:actuate="onLoad">
              <text:p/>
            </draw:image>
          </draw:frame>
          <draw:frame draw:z-index="264" draw:name="Изображение 265" draw:style-name="gr1" draw:text-style-name="P1" svg:width="0.847cm" svg:height="0.847cm" svg:x="1.466cm" svg:y="299.703cm">
            <draw:image xlink:href="Pictures/200000090000035000000350EA91B23E.svm" xlink:type="simple" xlink:show="embed" xlink:actuate="onLoad">
              <text:p/>
            </draw:image>
          </draw:frame>
          <draw:frame draw:z-index="265" draw:name="Изображение 266" draw:style-name="gr1" draw:text-style-name="P1" svg:width="0.847cm" svg:height="0.847cm" svg:x="1.466cm" svg:y="300.861cm">
            <draw:image xlink:href="Pictures/20000009000003500000035012066455.svm" xlink:type="simple" xlink:show="embed" xlink:actuate="onLoad">
              <text:p/>
            </draw:image>
          </draw:frame>
          <draw:frame draw:z-index="266" draw:name="Изображение 267" draw:style-name="gr1" draw:text-style-name="P1" svg:width="0.847cm" svg:height="0.847cm" svg:x="1.466cm" svg:y="301.992cm">
            <draw:image xlink:href="Pictures/2000000900000350000003501F56CFEB.svm" xlink:type="simple" xlink:show="embed" xlink:actuate="onLoad">
              <text:p/>
            </draw:image>
          </draw:frame>
          <draw:frame draw:z-index="267" draw:name="Изображение 268" draw:style-name="gr1" draw:text-style-name="P1" svg:width="0.847cm" svg:height="0.847cm" svg:x="1.466cm" svg:y="303.122cm">
            <draw:image xlink:href="Pictures/2000000900000350000003503B20E767.svm" xlink:type="simple" xlink:show="embed" xlink:actuate="onLoad">
              <text:p/>
            </draw:image>
          </draw:frame>
          <draw:frame draw:z-index="268" draw:name="Изображение 269" draw:style-name="gr1" draw:text-style-name="P1" svg:width="0.847cm" svg:height="0.847cm" svg:x="1.466cm" svg:y="304.253cm">
            <draw:image xlink:href="Pictures/2000000900000350000003504741D83A.svm" xlink:type="simple" xlink:show="embed" xlink:actuate="onLoad">
              <text:p/>
            </draw:image>
          </draw:frame>
          <draw:frame draw:z-index="269" draw:name="Изображение 270" draw:style-name="gr1" draw:text-style-name="P1" svg:width="0.847cm" svg:height="0.847cm" svg:x="1.466cm" svg:y="305.384cm">
            <draw:image xlink:href="Pictures/2000000900000350000003501739B86B.svm" xlink:type="simple" xlink:show="embed" xlink:actuate="onLoad">
              <text:p/>
            </draw:image>
          </draw:frame>
          <draw:frame draw:z-index="270" draw:name="Изображение 271" draw:style-name="gr1" draw:text-style-name="P1" svg:width="0.847cm" svg:height="0.847cm" svg:x="1.466cm" svg:y="306.514cm">
            <draw:image xlink:href="Pictures/2000000900000350000003500333FD7E.svm" xlink:type="simple" xlink:show="embed" xlink:actuate="onLoad">
              <text:p/>
            </draw:image>
          </draw:frame>
          <draw:frame draw:z-index="271" draw:name="Изображение 272" draw:style-name="gr1" draw:text-style-name="P1" svg:width="0.847cm" svg:height="0.847cm" svg:x="1.466cm" svg:y="307.645cm">
            <draw:image xlink:href="Pictures/2000000900000350000003504B2AE7D0.svm" xlink:type="simple" xlink:show="embed" xlink:actuate="onLoad">
              <text:p/>
            </draw:image>
          </draw:frame>
          <draw:frame draw:z-index="272" draw:name="Изображение 273" draw:style-name="gr1" draw:text-style-name="P1" svg:width="0.847cm" svg:height="0.847cm" svg:x="1.466cm" svg:y="308.776cm">
            <draw:image xlink:href="Pictures/200000090000035000000350363CBC67.svm" xlink:type="simple" xlink:show="embed" xlink:actuate="onLoad">
              <text:p/>
            </draw:image>
          </draw:frame>
          <draw:frame draw:z-index="273" draw:name="Изображение 274" draw:style-name="gr1" draw:text-style-name="P1" svg:width="0.847cm" svg:height="0.847cm" svg:x="1.466cm" svg:y="309.906cm">
            <draw:image xlink:href="Pictures/2000000900000350000003503FD5CAAD.svm" xlink:type="simple" xlink:show="embed" xlink:actuate="onLoad">
              <text:p/>
            </draw:image>
          </draw:frame>
          <draw:frame draw:z-index="274" draw:name="Изображение 275" draw:style-name="gr1" draw:text-style-name="P1" svg:width="0.847cm" svg:height="0.847cm" svg:x="1.466cm" svg:y="311.037cm">
            <draw:image xlink:href="Pictures/2000000900000350000003504E65FB17.svm" xlink:type="simple" xlink:show="embed" xlink:actuate="onLoad">
              <text:p/>
            </draw:image>
          </draw:frame>
          <draw:frame draw:z-index="275" draw:name="Изображение 276" draw:style-name="gr1" draw:text-style-name="P1" svg:width="0.847cm" svg:height="0.847cm" svg:x="1.466cm" svg:y="312.168cm">
            <draw:image xlink:href="Pictures/20000009000003500000035032EE0431.svm" xlink:type="simple" xlink:show="embed" xlink:actuate="onLoad">
              <text:p/>
            </draw:image>
          </draw:frame>
          <draw:frame draw:z-index="276" draw:name="Изображение 277" draw:style-name="gr1" draw:text-style-name="P1" svg:width="0.847cm" svg:height="0.847cm" svg:x="1.466cm" svg:y="313.298cm">
            <draw:image xlink:href="Pictures/2000000900000350000003504220953B.svm" xlink:type="simple" xlink:show="embed" xlink:actuate="onLoad">
              <text:p/>
            </draw:image>
          </draw:frame>
          <draw:frame draw:z-index="277" draw:name="Изображение 278" draw:style-name="gr1" draw:text-style-name="P1" svg:width="0.847cm" svg:height="0.847cm" svg:x="1.466cm" svg:y="314.429cm">
            <draw:image xlink:href="Pictures/20000009000003500000035098680CF0.svm" xlink:type="simple" xlink:show="embed" xlink:actuate="onLoad">
              <text:p/>
            </draw:image>
          </draw:frame>
          <draw:frame draw:z-index="278" draw:name="Изображение 279" draw:style-name="gr1" draw:text-style-name="P1" svg:width="0.847cm" svg:height="0.847cm" svg:x="1.466cm" svg:y="315.587cm">
            <draw:image xlink:href="Pictures/2000000900000350000003502FD592F0.svm" xlink:type="simple" xlink:show="embed" xlink:actuate="onLoad">
              <text:p/>
            </draw:image>
          </draw:frame>
          <draw:frame draw:z-index="279" draw:name="Изображение 280" draw:style-name="gr1" draw:text-style-name="P1" svg:width="0.847cm" svg:height="0.847cm" svg:x="1.466cm" svg:y="316.717cm">
            <draw:image xlink:href="Pictures/20000009000003500000035063760480.svm" xlink:type="simple" xlink:show="embed" xlink:actuate="onLoad">
              <text:p/>
            </draw:image>
          </draw:frame>
          <draw:frame draw:z-index="280" draw:name="Изображение 281" draw:style-name="gr1" draw:text-style-name="P1" svg:width="0.847cm" svg:height="0.847cm" svg:x="1.466cm" svg:y="317.848cm">
            <draw:image xlink:href="Pictures/200000090000035000000350B86BE24F.svm" xlink:type="simple" xlink:show="embed" xlink:actuate="onLoad">
              <text:p/>
            </draw:image>
          </draw:frame>
          <draw:frame draw:z-index="281" draw:name="Изображение 282" draw:style-name="gr1" draw:text-style-name="P1" svg:width="0.847cm" svg:height="0.847cm" svg:x="1.466cm" svg:y="318.979cm">
            <draw:image xlink:href="Pictures/20000009000003500000035063601E2C.svm" xlink:type="simple" xlink:show="embed" xlink:actuate="onLoad">
              <text:p/>
            </draw:image>
          </draw:frame>
          <draw:frame draw:z-index="282" draw:name="Изображение 283" draw:style-name="gr1" draw:text-style-name="P1" svg:width="0.847cm" svg:height="0.847cm" svg:x="1.466cm" svg:y="320.109cm">
            <draw:image xlink:href="Pictures/200000090000035000000350CEF261BA.svm" xlink:type="simple" xlink:show="embed" xlink:actuate="onLoad">
              <text:p/>
            </draw:image>
          </draw:frame>
          <draw:frame draw:z-index="283" draw:name="Изображение 284" draw:style-name="gr1" draw:text-style-name="P1" svg:width="0.847cm" svg:height="0.847cm" svg:x="1.466cm" svg:y="321.24cm">
            <draw:image xlink:href="Pictures/200000090000035000000350D517E60F.svm" xlink:type="simple" xlink:show="embed" xlink:actuate="onLoad">
              <text:p/>
            </draw:image>
          </draw:frame>
          <draw:frame draw:z-index="284" draw:name="Изображение 285" draw:style-name="gr1" draw:text-style-name="P1" svg:width="0.847cm" svg:height="0.847cm" svg:x="1.466cm" svg:y="322.371cm">
            <draw:image xlink:href="Pictures/200000090000035000000350D43BA02C.svm" xlink:type="simple" xlink:show="embed" xlink:actuate="onLoad">
              <text:p/>
            </draw:image>
          </draw:frame>
          <draw:frame draw:z-index="285" draw:name="Изображение 286" draw:style-name="gr1" draw:text-style-name="P1" svg:width="0.847cm" svg:height="0.847cm" svg:x="1.466cm" svg:y="323.501cm">
            <draw:image xlink:href="Pictures/200000090000035000000350A38088BB.svm" xlink:type="simple" xlink:show="embed" xlink:actuate="onLoad">
              <text:p/>
            </draw:image>
          </draw:frame>
          <draw:frame draw:z-index="286" draw:name="Изображение 287" draw:style-name="gr1" draw:text-style-name="P1" svg:width="0.847cm" svg:height="0.847cm" svg:x="1.466cm" svg:y="324.632cm">
            <draw:image xlink:href="Pictures/2000000900000350000003504A0AD0EB.svm" xlink:type="simple" xlink:show="embed" xlink:actuate="onLoad">
              <text:p/>
            </draw:image>
          </draw:frame>
          <draw:frame draw:z-index="287" draw:name="Изображение 288" draw:style-name="gr1" draw:text-style-name="P1" svg:width="0.847cm" svg:height="0.847cm" svg:x="1.466cm" svg:y="325.763cm">
            <draw:image xlink:href="Pictures/2000000900000350000003506F8B970E.svm" xlink:type="simple" xlink:show="embed" xlink:actuate="onLoad">
              <text:p/>
            </draw:image>
          </draw:frame>
          <draw:frame draw:z-index="288" draw:name="Изображение 289" draw:style-name="gr1" draw:text-style-name="P1" svg:width="0.847cm" svg:height="0.847cm" svg:x="1.466cm" svg:y="326.893cm">
            <draw:image xlink:href="Pictures/200000090000035000000350983EAE2A.svm" xlink:type="simple" xlink:show="embed" xlink:actuate="onLoad">
              <text:p/>
            </draw:image>
          </draw:frame>
          <draw:frame draw:z-index="289" draw:name="Изображение 290" draw:style-name="gr1" draw:text-style-name="P1" svg:width="0.847cm" svg:height="0.847cm" svg:x="1.466cm" svg:y="328.024cm">
            <draw:image xlink:href="Pictures/200000090000035000000350DE803F3D.svm" xlink:type="simple" xlink:show="embed" xlink:actuate="onLoad">
              <text:p/>
            </draw:image>
          </draw:frame>
          <draw:frame draw:z-index="290" draw:name="Изображение 291" draw:style-name="gr1" draw:text-style-name="P1" svg:width="0.847cm" svg:height="0.847cm" svg:x="1.466cm" svg:y="329.154cm">
            <draw:image xlink:href="Pictures/200000090000035000000350D44597EC.svm" xlink:type="simple" xlink:show="embed" xlink:actuate="onLoad">
              <text:p/>
            </draw:image>
          </draw:frame>
          <draw:frame draw:z-index="291" draw:name="Изображение 292" draw:style-name="gr1" draw:text-style-name="P1" svg:width="0.847cm" svg:height="0.847cm" svg:x="1.466cm" svg:y="330.285cm">
            <draw:image xlink:href="Pictures/200000090000035000000350804A9CFD.svm" xlink:type="simple" xlink:show="embed" xlink:actuate="onLoad">
              <text:p/>
            </draw:image>
          </draw:frame>
          <draw:frame draw:z-index="292" draw:name="Изображение 293" draw:style-name="gr1" draw:text-style-name="P1" svg:width="0.847cm" svg:height="0.847cm" svg:x="1.466cm" svg:y="331.416cm">
            <draw:image xlink:href="Pictures/200000090000035000000350EEE68FAC.svm" xlink:type="simple" xlink:show="embed" xlink:actuate="onLoad">
              <text:p/>
            </draw:image>
          </draw:frame>
          <draw:frame draw:z-index="293" draw:name="Изображение 294" draw:style-name="gr1" draw:text-style-name="P1" svg:width="0.847cm" svg:height="0.847cm" svg:x="1.466cm" svg:y="332.546cm">
            <draw:image xlink:href="Pictures/200000090000035000000350541FC54E.svm" xlink:type="simple" xlink:show="embed" xlink:actuate="onLoad">
              <text:p/>
            </draw:image>
          </draw:frame>
          <draw:frame draw:z-index="294" draw:name="Изображение 295" draw:style-name="gr1" draw:text-style-name="P1" svg:width="0.847cm" svg:height="0.847cm" svg:x="1.466cm" svg:y="333.677cm">
            <draw:image xlink:href="Pictures/200000090000035000000350CA35D144.svm" xlink:type="simple" xlink:show="embed" xlink:actuate="onLoad">
              <text:p/>
            </draw:image>
          </draw:frame>
          <draw:frame draw:z-index="295" draw:name="Изображение 296" draw:style-name="gr1" draw:text-style-name="P1" svg:width="0.847cm" svg:height="0.847cm" svg:x="1.466cm" svg:y="334.808cm">
            <draw:image xlink:href="Pictures/200000090000035000000350488BD909.svm" xlink:type="simple" xlink:show="embed" xlink:actuate="onLoad">
              <text:p/>
            </draw:image>
          </draw:frame>
          <draw:frame draw:z-index="296" draw:name="Изображение 297" draw:style-name="gr1" draw:text-style-name="P1" svg:width="0.847cm" svg:height="0.847cm" svg:x="1.466cm" svg:y="335.938cm">
            <draw:image xlink:href="Pictures/20000009000003500000035080311E94.svm" xlink:type="simple" xlink:show="embed" xlink:actuate="onLoad">
              <text:p/>
            </draw:image>
          </draw:frame>
          <draw:frame draw:z-index="297" draw:name="Изображение 298" draw:style-name="gr1" draw:text-style-name="P1" svg:width="0.847cm" svg:height="0.847cm" svg:x="1.466cm" svg:y="337.069cm">
            <draw:image xlink:href="Pictures/2000000900000350000003505C62B290.svm" xlink:type="simple" xlink:show="embed" xlink:actuate="onLoad">
              <text:p/>
            </draw:image>
          </draw:frame>
          <draw:frame draw:z-index="298" draw:name="Изображение 299" draw:style-name="gr1" draw:text-style-name="P1" svg:width="0.847cm" svg:height="0.847cm" svg:x="1.466cm" svg:y="338.2cm">
            <draw:image xlink:href="Pictures/200000090000035000000350DE803F3D.svm" xlink:type="simple" xlink:show="embed" xlink:actuate="onLoad">
              <text:p/>
            </draw:image>
          </draw:frame>
          <draw:frame draw:z-index="299" draw:name="Изображение 300" draw:style-name="gr1" draw:text-style-name="P1" svg:width="0.847cm" svg:height="0.847cm" svg:x="1.466cm" svg:y="339.33cm">
            <draw:image xlink:href="Pictures/2000000900000350000003500C367E37.svm" xlink:type="simple" xlink:show="embed" xlink:actuate="onLoad">
              <text:p/>
            </draw:image>
          </draw:frame>
          <draw:frame draw:z-index="300" draw:name="Изображение 301" draw:style-name="gr1" draw:text-style-name="P1" svg:width="0.847cm" svg:height="0.847cm" svg:x="1.466cm" svg:y="340.461cm">
            <draw:image xlink:href="Pictures/20000009000003500000035013AE8F26.svm" xlink:type="simple" xlink:show="embed" xlink:actuate="onLoad">
              <text:p/>
            </draw:image>
          </draw:frame>
          <draw:frame draw:z-index="301" draw:name="Изображение 302" draw:style-name="gr1" draw:text-style-name="P1" svg:width="0.847cm" svg:height="0.847cm" svg:x="1.466cm" svg:y="341.592cm">
            <draw:image xlink:href="Pictures/200000090000035000000350621A9C5B.svm" xlink:type="simple" xlink:show="embed" xlink:actuate="onLoad">
              <text:p/>
            </draw:image>
          </draw:frame>
          <draw:frame draw:z-index="302" draw:name="Изображение 303" draw:style-name="gr1" draw:text-style-name="P1" svg:width="0.847cm" svg:height="0.847cm" svg:x="1.466cm" svg:y="342.722cm">
            <draw:image xlink:href="Pictures/20000009000003500000035076D53F6F.svm" xlink:type="simple" xlink:show="embed" xlink:actuate="onLoad">
              <text:p/>
            </draw:image>
          </draw:frame>
          <draw:frame draw:z-index="303" draw:name="Изображение 304" draw:style-name="gr1" draw:text-style-name="P1" svg:width="0.847cm" svg:height="0.847cm" svg:x="1.466cm" svg:y="343.853cm">
            <draw:image xlink:href="Pictures/200000090000035000000350A02C0189.svm" xlink:type="simple" xlink:show="embed" xlink:actuate="onLoad">
              <text:p/>
            </draw:image>
          </draw:frame>
          <draw:frame draw:z-index="304" draw:name="Изображение 305" draw:style-name="gr1" draw:text-style-name="P1" svg:width="0.847cm" svg:height="0.847cm" svg:x="1.466cm" svg:y="344.984cm">
            <draw:image xlink:href="Pictures/200000090000035000000350F3D515B5.svm" xlink:type="simple" xlink:show="embed" xlink:actuate="onLoad">
              <text:p/>
            </draw:image>
          </draw:frame>
          <draw:frame draw:z-index="305" draw:name="Изображение 306" draw:style-name="gr1" draw:text-style-name="P1" svg:width="0.847cm" svg:height="0.847cm" svg:x="1.466cm" svg:y="346.114cm">
            <draw:image xlink:href="Pictures/2000000900000350000003500CE9976C.svm" xlink:type="simple" xlink:show="embed" xlink:actuate="onLoad">
              <text:p/>
            </draw:image>
          </draw:frame>
          <draw:frame draw:z-index="306" draw:name="Изображение 307" draw:style-name="gr1" draw:text-style-name="P1" svg:width="0.847cm" svg:height="0.847cm" svg:x="1.466cm" svg:y="347.245cm">
            <draw:image xlink:href="Pictures/200000090000035000000350C70E1FD8.svm" xlink:type="simple" xlink:show="embed" xlink:actuate="onLoad">
              <text:p/>
            </draw:image>
          </draw:frame>
          <draw:frame draw:z-index="307" draw:name="Изображение 308" draw:style-name="gr1" draw:text-style-name="P1" svg:width="0.847cm" svg:height="0.847cm" svg:x="1.466cm" svg:y="348.376cm">
            <draw:image xlink:href="Pictures/2000000900000350000003502987652A.svm" xlink:type="simple" xlink:show="embed" xlink:actuate="onLoad">
              <text:p/>
            </draw:image>
          </draw:frame>
          <draw:frame draw:z-index="308" draw:name="Изображение 309" draw:style-name="gr1" draw:text-style-name="P1" svg:width="0.847cm" svg:height="0.847cm" svg:x="1.438cm" svg:y="350.609cm">
            <draw:image xlink:href="Pictures/200000090000035000000350E907855F.svm" xlink:type="simple" xlink:show="embed" xlink:actuate="onLoad">
              <text:p/>
            </draw:image>
          </draw:frame>
          <draw:frame draw:z-index="309" draw:name="Изображение 310" draw:style-name="gr1" draw:text-style-name="P1" svg:width="0.847cm" svg:height="0.847cm" svg:x="1.438cm" svg:y="351.74cm">
            <draw:image xlink:href="Pictures/200000090000035000000350EB755A53.svm" xlink:type="simple" xlink:show="embed" xlink:actuate="onLoad">
              <text:p/>
            </draw:image>
          </draw:frame>
          <draw:frame draw:z-index="310" draw:name="Изображение 311" draw:style-name="gr1" draw:text-style-name="P1" svg:width="0.847cm" svg:height="0.847cm" svg:x="1.438cm" svg:y="352.871cm">
            <draw:image xlink:href="Pictures/2000000900000350000003506456542F.svm" xlink:type="simple" xlink:show="embed" xlink:actuate="onLoad">
              <text:p/>
            </draw:image>
          </draw:frame>
          <draw:frame draw:z-index="311" draw:name="Изображение 312" draw:style-name="gr1" draw:text-style-name="P1" svg:width="0.847cm" svg:height="0.847cm" svg:x="1.438cm" svg:y="354.001cm">
            <draw:image xlink:href="Pictures/20000009000003500000035061F933BC.svm" xlink:type="simple" xlink:show="embed" xlink:actuate="onLoad">
              <text:p/>
            </draw:image>
          </draw:frame>
          <draw:frame draw:z-index="312" draw:name="Изображение 313" draw:style-name="gr1" draw:text-style-name="P1" svg:width="0.847cm" svg:height="0.847cm" svg:x="1.438cm" svg:y="355.132cm">
            <draw:image xlink:href="Pictures/2000000900000350000003501F0342AC.svm" xlink:type="simple" xlink:show="embed" xlink:actuate="onLoad">
              <text:p/>
            </draw:image>
          </draw:frame>
          <draw:frame draw:z-index="313" draw:name="Изображение 314" draw:style-name="gr1" draw:text-style-name="P1" svg:width="0.847cm" svg:height="0.847cm" svg:x="1.438cm" svg:y="356.262cm">
            <draw:image xlink:href="Pictures/200000090000035000000350DACE7B4D.svm" xlink:type="simple" xlink:show="embed" xlink:actuate="onLoad">
              <text:p/>
            </draw:image>
          </draw:frame>
          <draw:frame draw:z-index="314" draw:name="Изображение 315" draw:style-name="gr1" draw:text-style-name="P1" svg:width="0.847cm" svg:height="0.847cm" svg:x="1.438cm" svg:y="357.393cm">
            <draw:image xlink:href="Pictures/2000000900000350000003509D0348FB.svm" xlink:type="simple" xlink:show="embed" xlink:actuate="onLoad">
              <text:p/>
            </draw:image>
          </draw:frame>
          <draw:frame draw:z-index="315" draw:name="Изображение 316" draw:style-name="gr1" draw:text-style-name="P1" svg:width="0.847cm" svg:height="0.847cm" svg:x="1.438cm" svg:y="349.425cm">
            <draw:image xlink:href="Pictures/20000009000003500000035010A39F1D.svm" xlink:type="simple" xlink:show="embed" xlink:actuate="onLoad">
              <text:p/>
            </draw:image>
          </draw:frame>
          <draw:frame draw:z-index="316" draw:name="Изображение 317" draw:style-name="gr1" draw:text-style-name="P1" svg:width="0.847cm" svg:height="0.847cm" svg:x="1.438cm" svg:y="358.497cm">
            <draw:image xlink:href="Pictures/200000090000035000000350994D0C8B.svm" xlink:type="simple" xlink:show="embed" xlink:actuate="onLoad">
              <text:p/>
            </draw:image>
          </draw:frame>
          <draw:frame draw:z-index="317" draw:name="Изображение 318" draw:style-name="gr1" draw:text-style-name="P1" svg:width="0.847cm" svg:height="0.847cm" svg:x="1.438cm" svg:y="359.628cm">
            <draw:image xlink:href="Pictures/200000090000035000000350250C6A61.svm" xlink:type="simple" xlink:show="embed" xlink:actuate="onLoad">
              <text:p/>
            </draw:image>
          </draw:frame>
          <draw:frame draw:z-index="318" draw:name="Изображение 319" draw:style-name="gr1" draw:text-style-name="P1" svg:width="0.847cm" svg:height="0.847cm" svg:x="1.438cm" svg:y="360.759cm">
            <draw:image xlink:href="Pictures/20000009000003500000035062A99B18.svm" xlink:type="simple" xlink:show="embed" xlink:actuate="onLoad">
              <text:p/>
            </draw:image>
          </draw:frame>
          <draw:frame draw:z-index="319" draw:name="Изображение 320" draw:style-name="gr1" draw:text-style-name="P1" svg:width="0.847cm" svg:height="0.847cm" svg:x="1.438cm" svg:y="361.889cm">
            <draw:image xlink:href="Pictures/2000000900000350000003503AEAF1C4.svm" xlink:type="simple" xlink:show="embed" xlink:actuate="onLoad">
              <text:p/>
            </draw:image>
          </draw:frame>
          <draw:frame draw:z-index="320" draw:name="Изображение 321" draw:style-name="gr1" draw:text-style-name="P1" svg:width="0.847cm" svg:height="0.847cm" svg:x="1.438cm" svg:y="363.02cm">
            <draw:image xlink:href="Pictures/20000009000003500000035074248855.svm" xlink:type="simple" xlink:show="embed" xlink:actuate="onLoad">
              <text:p/>
            </draw:image>
          </draw:frame>
          <draw:frame draw:z-index="321" draw:name="Изображение 322" draw:style-name="gr1" draw:text-style-name="P1" svg:width="0.847cm" svg:height="0.847cm" svg:x="1.438cm" svg:y="364.151cm">
            <draw:image xlink:href="Pictures/200000090000035000000350C644CFCA.svm" xlink:type="simple" xlink:show="embed" xlink:actuate="onLoad">
              <text:p/>
            </draw:image>
          </draw:frame>
          <draw:frame draw:z-index="322" draw:name="Изображение 323" draw:style-name="gr1" draw:text-style-name="P1" svg:width="0.847cm" svg:height="0.847cm" svg:x="1.438cm" svg:y="365.281cm">
            <draw:image xlink:href="Pictures/200000090000035000000350907978DB.svm" xlink:type="simple" xlink:show="embed" xlink:actuate="onLoad">
              <text:p/>
            </draw:image>
          </draw:frame>
          <draw:frame draw:z-index="323" draw:name="Изображение 324" draw:style-name="gr1" draw:text-style-name="P1" svg:width="0.847cm" svg:height="0.847cm" svg:x="1.438cm" svg:y="366.412cm">
            <draw:image xlink:href="Pictures/200000090000035000000350A5F68DDF.svm" xlink:type="simple" xlink:show="embed" xlink:actuate="onLoad">
              <text:p/>
            </draw:image>
          </draw:frame>
          <draw:frame draw:z-index="324" draw:name="Изображение 325" draw:style-name="gr1" draw:text-style-name="P1" svg:width="0.933cm" svg:height="0.933cm" svg:x="1.354cm" svg:y="367.489cm">
            <draw:image xlink:href="Pictures/200000090000069E0000069ED344F36B.svm" xlink:type="simple" xlink:show="embed" xlink:actuate="onLoad">
              <text:p/>
            </draw:image>
          </draw:frame>
          <draw:frame draw:z-index="325" draw:name="Изображение 326" draw:style-name="gr1" draw:text-style-name="P1" svg:width="0.847cm" svg:height="0.847cm" svg:x="1.438cm" svg:y="368.673cm">
            <draw:image xlink:href="Pictures/200000090000035000000350375859CD.svm" xlink:type="simple" xlink:show="embed" xlink:actuate="onLoad">
              <text:p/>
            </draw:image>
          </draw:frame>
          <draw:frame draw:z-index="326" draw:name="Изображение 327" draw:style-name="gr1" draw:text-style-name="P1" svg:width="0.847cm" svg:height="0.847cm" svg:x="1.438cm" svg:y="369.831cm">
            <draw:image xlink:href="Pictures/2000000900000350000003504E897D2D.svm" xlink:type="simple" xlink:show="embed" xlink:actuate="onLoad">
              <text:p/>
            </draw:image>
          </draw:frame>
          <draw:frame draw:z-index="327" draw:name="Изображение 328" draw:style-name="gr1" draw:text-style-name="P1" svg:width="0.847cm" svg:height="0.847cm" svg:x="1.466cm" svg:y="370.908cm">
            <draw:image xlink:href="Pictures/2000000900000350000003502927981E.svm" xlink:type="simple" xlink:show="embed" xlink:actuate="onLoad">
              <text:p/>
            </draw:image>
          </draw:frame>
          <draw:frame draw:z-index="328" draw:style-name="gr2" svg:width="5.86cm" svg:height="4.63cm" svg:x="9.788cm" svg:y="2.289cm">
            <draw:text-box>
              <text:p><text:span text:style-name="T1">Note:</text:span><text:line-break/><text:line-break/><text:span text:style-name="T1">Tile size:</text:span><text:line-break/>The standard tile grid is<text:line-break/><text:span text:style-name="T2">32x32 px.</text:span></text:p>
              <text:p>The tile size is a multiplle to standart grid size — 32x32.<text:line-break/>Etc. If size = 2, then size is 2*32x2*32 = 64x64px</text:p>
            </draw:text-box>
          </draw:frame>
          <draw:frame draw:z-index="329" draw:style-name="gr3" svg:width="5.86cm" svg:height="0.591cm" svg:x="9.79cm" svg:y="1.382cm">
            <draw:text-box>
              <text:p text:style-name="P1">Created by <text:span text:style-name="T1">Wohlstand</text:span></text:p>
            </draw:text-box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>
            <text:p>Tile #</text:p>
          </table:table-cell>
          <table:table-cell table:style-name="ce4" office:value-type="string" calcext:value-type="string">
            <text:p>Tile</text:p>
            <text:p>image</text:p>
          </table:table-cell>
          <table:table-cell table:style-name="ce4" office:value-type="string" calcext:value-type="string">
            <text:p>Tile size</text:p>
          </table:table-cell>
          <table:table-cell table:style-name="ce4" office:value-type="string" calcext:value-type="string">
            <text:p>Animated</text:p>
          </table:table-cell>
          <table:table-cell table:style-name="ce6" office:value-type="string" calcext:value-type="string">
            <text:p>Frames</text:p>
          </table:table-cell>
          <table:table-cell table:style-name="ce7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stroke-dash draw:name="Ultrafine_20_Dashed" draw:display-name="Ultrafine Dashed" draw:style="rect" draw:dots1="1" draw:dots1-length="0.05cm" draw:dots2="1" draw:dots2-length="0.05cm" draw:distance="0.05cm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4">00.00.0000</text:date>, <text:time style:data-style-name="N2" text:time-value="16:59:06.3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7M33S</meta:editing-duration>
    <meta:editing-cycles>70</meta:editing-cycles>
    <meta:generator>LibreOffice/4.2.0.4$Windows_x86 LibreOffice_project/05dceb5d363845f2cf968344d7adab8dcfb2ba71</meta:generator>
    <dc:date>2014-03-14T17:00:25.671000000</dc:date>
    <meta:document-statistic meta:table-count="1" meta:cell-count="0" meta:object-count="330"/>
    <meta:user-defined meta:name="Info 1"/>
    <meta:user-defined meta:name="Info 2"/>
    <meta:user-defined meta:name="Info 3"/>
    <meta:user-defined meta:name="Info 4"/>
  </office:meta>
</office:document-meta>
</file>